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3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4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5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6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7" style:family="paragraph" style:parent-style-name="Обычный">
      <style:paragraph-properties fo:margin-top="0cm" fo:margin-bottom="0.176cm" loext:contextual-spacing="false"/>
    </style:style>
    <style:style style:name="P98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99" style:family="paragraph" style:parent-style-name="Обычный_20__28_веб_29_">
      <style:paragraph-properties style:line-height-at-least="0.55cm"/>
    </style:style>
    <style:style style:name="P100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1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08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09" style:family="paragraph" style:parent-style-name="Preformatted_20_Text">
      <style:paragraph-properties fo:margin-top="0cm" fo:margin-bottom="0.499cm" loext:contextual-spacing="false"/>
    </style:style>
    <style:style style:name="P110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1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2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3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1" style:family="paragraph" style:parent-style-name="Heading_20_1">
      <style:paragraph-properties fo:line-height="115%" fo:text-align="center" style:justify-single-word="false"/>
    </style:style>
    <style:style style:name="P122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23" style:family="paragraph" style:parent-style-name="Heading_20_3">
      <style:paragraph-properties fo:line-height="115%"/>
    </style:style>
    <style:style style:name="P124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25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26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27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28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9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30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31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3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12pt" officeooo:paragraph-rsid="0018d3a2" style:font-size-asian="12pt" style:font-size-complex="12pt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weight-complex="bold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7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58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59" style:family="paragraph" style:parent-style-name="Обычный" style:list-style-name="L2">
      <style:paragraph-properties fo:margin-top="0.176cm" fo:margin-bottom="0.176cm" loext:contextual-spacing="false"/>
    </style:style>
    <style:style style:name="P160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61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62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6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16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16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1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JetBrains Mono" fo:font-size="10pt" style:font-size-asian="10pt"/>
    </style:style>
    <style:style style:name="T64" style:family="text">
      <style:text-properties fo:color="#000000" fo:font-size="10pt" style:font-size-asian="10pt"/>
    </style:style>
    <style:style style:name="T65" style:family="text">
      <style:text-properties fo:color="#000000" officeooo:rsid="000e9ae7"/>
    </style:style>
    <style:style style:name="T66" style:family="text">
      <style:text-properties fo:color="#000000"/>
    </style:style>
    <style:style style:name="T67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2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3" style:family="text">
      <style:text-properties fo:color="#000080" style:font-name="Menlo" fo:font-weight="bold" style:font-weight-asian="bold" style:font-name-complex="Menlo" style:font-weight-complex="bold"/>
    </style:style>
    <style:style style:name="T74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5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6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7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8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9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0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3" style:family="text">
      <style:text-properties fo:color="#008080" style:font-name="Menlo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5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7" style:family="text">
      <style:text-properties fo:color="#008080" fo:font-style="normal" fo:font-weight="bold" style:font-style-asian="normal" style:font-weight-asian="bold"/>
    </style:style>
    <style:style style:name="T88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9" style:family="text">
      <style:text-properties fo:color="#008080" style:font-name="JetBrains Mono" fo:font-size="10pt" fo:font-weight="bold" style:font-size-asian="10pt" style:font-weight-asian="bold"/>
    </style:style>
    <style:style style:name="T90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91" style:family="text">
      <style:text-properties fo:color="#008080" fo:font-size="10pt" fo:font-weight="bold" style:font-size-asian="10pt" style:font-weight-asian="bold"/>
    </style:style>
    <style:style style:name="T92" style:family="text">
      <style:text-properties fo:color="#008080" fo:font-weight="bold" style:font-weight-asian="bold"/>
    </style:style>
    <style:style style:name="T93" style:family="text">
      <style:text-properties fo:color="#008080" fo:font-weight="bold" style:font-weight-asian="bold" style:font-style-complex="normal"/>
    </style:style>
    <style:style style:name="T94" style:family="text">
      <style:text-properties fo:color="#008080" fo:font-weight="bold" officeooo:rsid="000e9ae7" style:font-weight-asian="bold"/>
    </style:style>
    <style:style style:name="T95" style:family="text">
      <style:text-properties fo:color="#008080" fo:font-weight="bold" style:font-weight-asian="bold"/>
    </style:style>
    <style:style style:name="T96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97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98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9" style:family="text">
      <style:text-properties fo:color="#008080" style:font-name="Menlo1" fo:font-size="10pt" fo:font-style="normal" fo:font-weight="bold" style:font-size-asian="10pt" style:font-style-asian="normal" style:font-weight-asian="bold"/>
    </style:style>
    <style:style style:name="T100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1" style:family="text">
      <style:text-properties fo:color="#660099" style:font-name="Menlo" fo:language="en" fo:country="US" style:font-name-complex="Menlo"/>
    </style:style>
    <style:style style:name="T102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3" style:family="text">
      <style:text-properties fo:color="#660099" fo:font-style="normal" fo:font-weight="normal" style:font-style-asian="normal" style:font-weight-asian="normal"/>
    </style:style>
    <style:style style:name="T104" style:family="text">
      <style:text-properties fo:color="#660099" officeooo:rsid="000e9ae7"/>
    </style:style>
    <style:style style:name="T105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06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07" style:family="text">
      <style:text-properties fo:color="#808080" style:font-name="Menlo" fo:language="en" fo:country="US" style:font-name-complex="Menlo"/>
    </style:style>
    <style:style style:name="T108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9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10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1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12" style:family="text">
      <style:text-properties style:font-name="Calibri Light" fo:font-weight="bold" style:font-weight-asian="bold" style:font-name-complex="Calibri Light"/>
    </style:style>
    <style:style style:name="T113" style:family="text">
      <style:text-properties style:font-name="Calibri Light" fo:language="en" fo:country="US" fo:font-weight="bold" style:font-weight-asian="bold" style:font-name-complex="Calibri Light"/>
    </style:style>
    <style:style style:name="T114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15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6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7" style:family="text">
      <style:text-properties fo:color="#0000ff" style:font-name="Menlo" fo:font-size="10pt" style:font-size-asian="10pt" style:font-name-complex="Menlo" style:font-size-complex="10pt"/>
    </style:style>
    <style:style style:name="T118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9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0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1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3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25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27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8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9" style:family="text">
      <style:text-properties fo:color="#94558d" style:font-name="Menlo" fo:font-size="10pt" style:font-size-asian="10pt" style:font-name-complex="Menlo" style:font-size-complex="10pt"/>
    </style:style>
    <style:style style:name="T130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31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2" style:family="text">
      <style:text-properties fo:color="#94558d" fo:font-style="normal" fo:font-weight="normal" style:font-style-asian="normal" style:font-weight-asian="normal"/>
    </style:style>
    <style:style style:name="T133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34" style:family="text">
      <style:text-properties fo:color="#111111" style:font-name="Arial" fo:font-size="11.5pt" style:font-size-asian="11.5pt" style:font-name-complex="Arial" style:font-size-complex="11.5pt"/>
    </style:style>
    <style:style style:name="T135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36" style:family="text">
      <style:text-properties fo:color="#234f32" style:font-name="Courier New" fo:font-size="10pt" style:font-size-asian="10pt" style:font-name-complex="Courier New" style:font-size-complex="10pt"/>
    </style:style>
    <style:style style:name="T137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8" style:family="text">
      <style:text-properties fo:color="#234f32" style:font-name="Calibri" style:font-name-complex="Calibri"/>
    </style:style>
    <style:style style:name="T139" style:family="text">
      <style:text-properties fo:language="en" fo:country="US"/>
    </style:style>
    <style:style style:name="T140" style:family="text">
      <style:text-properties fo:language="en" fo:country="US" fo:font-weight="bold" style:font-weight-asian="bold"/>
    </style:style>
    <style:style style:name="T141" style:family="text">
      <style:text-properties fo:color="#139fd7" style:font-name="Arial" fo:font-size="10.5pt" style:font-size-asian="10.5pt" style:font-name-complex="Arial" style:font-size-complex="10.5pt"/>
    </style:style>
    <style:style style:name="T142" style:family="text">
      <style:text-properties fo:color="#bd2130" style:font-name="Calibri" fo:font-size="10pt" style:font-size-asian="10pt" style:font-name-complex="Calibri" style:font-size-complex="10pt"/>
    </style:style>
    <style:style style:name="T143" style:family="text">
      <style:text-properties fo:color="#bd2130" style:font-name="Calibri" style:font-name-complex="Calibri"/>
    </style:style>
    <style:style style:name="T144" style:family="text">
      <style:text-properties fo:color="#212529" style:font-name="Calibri" style:font-name-complex="Calibri"/>
    </style:style>
    <style:style style:name="T145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6" style:family="text">
      <style:text-properties style:font-name="Calibri" fo:font-size="12pt" fo:language="en" fo:country="US" style:font-size-asian="12pt" style:font-name-complex="Calibri" style:font-size-complex="12pt"/>
    </style:style>
    <style:style style:name="T147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8" style:family="text">
      <style:text-properties style:font-name="Calibri" fo:language="en" fo:country="US" style:font-name-complex="Calibri"/>
    </style:style>
    <style:style style:name="T149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50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51" style:family="text">
      <style:text-properties style:font-name="Calibri" fo:font-size="14pt" fo:language="en" fo:country="US" style:font-size-asian="14pt" style:font-name-complex="Calibri" style:font-size-complex="14pt"/>
    </style:style>
    <style:style style:name="T152" style:family="text">
      <style:text-properties style:font-name="Calibri" style:font-name-complex="Calibri"/>
    </style:style>
    <style:style style:name="T153" style:family="text">
      <style:text-properties fo:color="#bb8844" fo:font-size="12pt" fo:language="en" fo:country="US" style:font-size-asian="12pt" style:font-size-complex="12pt"/>
    </style:style>
    <style:style style:name="T154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55" style:family="text">
      <style:text-properties fo:color="#2b91af" style:font-name="inherit" fo:language="en" fo:country="US" style:font-name-complex="Consolas"/>
    </style:style>
    <style:style style:name="T156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7" style:family="text">
      <style:text-properties style:font-name="inherit" fo:language="en" fo:country="US" style:font-name-complex="Consolas"/>
    </style:style>
    <style:style style:name="T158" style:family="text">
      <style:text-properties style:font-name="inherit" fo:font-size="10pt" fo:language="en" fo:country="US" style:font-size-asian="10pt" style:font-name-complex="Consolas" style:font-size-complex="10pt"/>
    </style:style>
    <style:style style:name="T159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color="#333333" style:font-name="Arial" fo:letter-spacing="-0.002cm" fo:background-color="#ffffff" loext:char-shading-value="0" style:font-name-complex="Arial"/>
    </style:style>
    <style:style style:name="T162" style:family="text">
      <style:text-properties fo:color="#333333" style:font-name="Arial" fo:letter-spacing="-0.002cm" style:font-name-complex="Arial"/>
    </style:style>
    <style:style style:name="T163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64" style:family="text">
      <style:text-properties fo:color="#333333" style:font-name="Consolas" fo:letter-spacing="-0.002cm" fo:language="en" fo:country="US" style:font-name-complex="Consolas"/>
    </style:style>
    <style:style style:name="T165" style:family="text">
      <style:text-properties fo:color="#333333" style:font-name="Consolas" fo:letter-spacing="-0.002cm" style:font-name-complex="Consolas"/>
    </style:style>
    <style:style style:name="T166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7" style:family="text">
      <style:text-properties fo:color="#333333" style:font-name="Palatino" fo:letter-spacing="-0.002cm" fo:font-weight="bold" style:font-weight-asian="bold" style:font-weight-complex="bold"/>
    </style:style>
    <style:style style:name="T168" style:family="text">
      <style:text-properties fo:color="#333333" style:font-name="Palatino" fo:letter-spacing="-0.002cm" fo:background-color="#fff3d4" loext:char-shading-value="0"/>
    </style:style>
    <style:style style:name="T169" style:family="text">
      <style:text-properties fo:color="#3d7e9a" style:font-name="Arial" fo:letter-spacing="-0.002cm" style:font-name-complex="Arial"/>
    </style:style>
    <style:style style:name="T17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7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72" style:family="text">
      <style:text-properties fo:color="#dd4a68" style:font-name="Consolas" fo:letter-spacing="-0.002cm" style:font-name-complex="Consolas"/>
    </style:style>
    <style:style style:name="T173" style:family="text">
      <style:text-properties fo:color="#dd4a68" style:font-name="Consolas" fo:letter-spacing="-0.002cm" fo:language="en" fo:country="US" style:font-name-complex="Consolas"/>
    </style:style>
    <style:style style:name="T174" style:family="text">
      <style:text-properties fo:color="#990055" style:font-name="Consolas" fo:letter-spacing="-0.002cm" fo:language="en" fo:country="US" style:font-name-complex="Consolas"/>
    </style:style>
    <style:style style:name="T175" style:family="text">
      <style:text-properties fo:color="#708090" style:font-name="Consolas" fo:letter-spacing="-0.002cm" fo:language="en" fo:country="US" style:font-name-complex="Consolas"/>
    </style:style>
    <style:style style:name="T176" style:family="text">
      <style:text-properties fo:color="#444444" style:font-name="Calibri" fo:background-color="#ffffff" loext:char-shading-value="0" style:font-name-complex="Calibri"/>
    </style:style>
    <style:style style:name="T177" style:family="text">
      <style:text-properties fo:color="#444444" style:font-name="Calibri" fo:font-style="italic" style:font-style-asian="italic" style:font-name-complex="Calibri" style:font-style-complex="italic"/>
    </style:style>
    <style:style style:name="T178" style:family="text">
      <style:text-properties fo:color="#444444" style:font-name="Calibri" style:font-name-complex="Calibri"/>
    </style:style>
    <style:style style:name="T179" style:family="text">
      <style:text-properties fo:color="#444444" style:font-name="Calibri" fo:font-weight="bold" style:font-weight-asian="bold" style:font-name-complex="Calibri" style:font-weight-complex="bold"/>
    </style:style>
    <style:style style:name="T180" style:family="text">
      <style:text-properties fo:color="#0033b3"/>
    </style:style>
    <style:style style:name="T181" style:family="text">
      <style:text-properties fo:color="#0033b3" fo:font-style="normal" style:font-style-asian="normal"/>
    </style:style>
    <style:style style:name="T182" style:family="text">
      <style:text-properties fo:color="#0033b3" fo:font-style="normal" fo:font-weight="normal" style:font-style-asian="normal" style:font-weight-asian="normal"/>
    </style:style>
    <style:style style:name="T183" style:family="text">
      <style:text-properties fo:color="#0033b3" fo:font-style="normal" fo:font-weight="normal" style:font-style-asian="normal" style:font-weight-asian="normal" style:font-style-complex="normal"/>
    </style:style>
    <style:style style:name="T184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5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6" style:family="text">
      <style:text-properties fo:color="#0033b3" style:font-name="JetBrains Mono" fo:font-size="10pt" style:font-size-asian="10pt"/>
    </style:style>
    <style:style style:name="T187" style:family="text">
      <style:text-properties fo:color="#0033b3" fo:font-size="10pt" style:font-size-asian="10pt"/>
    </style:style>
    <style:style style:name="T188" style:family="text">
      <style:text-properties fo:color="#0033b3" officeooo:rsid="000e9ae7"/>
    </style:style>
    <style:style style:name="T189" style:family="text">
      <style:text-properties fo:color="#0033b3"/>
    </style:style>
    <style:style style:name="T19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91" style:family="text">
      <style:text-properties fo:color="#080808" fo:font-style="normal" style:font-style-asian="normal"/>
    </style:style>
    <style:style style:name="T192" style:family="text">
      <style:text-properties fo:color="#080808" fo:font-style="normal" fo:font-weight="normal" style:font-style-asian="normal" style:font-weight-asian="normal"/>
    </style:style>
    <style:style style:name="T19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4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95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6" style:family="text">
      <style:text-properties fo:color="#080808" style:font-name="Liberation Serif" fo:language="en" fo:country="US" fo:font-style="normal" fo:font-weight="bold" officeooo:rsid="000e9ae7" style:font-style-asian="normal" style:font-weight-asian="bold" style:font-name-complex="Calibri" style:font-weight-complex="bold"/>
    </style:style>
    <style:style style:name="T19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98" style:family="text">
      <style:text-properties fo:color="#080808" style:font-name="JetBrains Mono" fo:font-size="10pt" style:font-size-asian="10pt"/>
    </style:style>
    <style:style style:name="T199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0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01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2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03" style:family="text">
      <style:text-properties fo:color="#080808" style:font-name="Menlo1" fo:font-size="10pt" fo:font-style="normal" fo:font-weight="normal" style:font-size-asian="10pt" style:font-style-asian="normal" style:font-weight-asian="normal"/>
    </style:style>
    <style:style style:name="T204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5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6" style:family="text">
      <style:text-properties fo:color="#080808" fo:font-size="10pt" style:font-size-asian="10pt"/>
    </style:style>
    <style:style style:name="T207" style:family="text">
      <style:text-properties fo:color="#080808"/>
    </style:style>
    <style:style style:name="T208" style:family="text">
      <style:text-properties fo:color="#8c8c8c" fo:font-style="italic" style:font-style-asian="italic"/>
    </style:style>
    <style:style style:name="T209" style:family="text">
      <style:text-properties fo:color="#8c8c8c" fo:font-style="italic" style:font-style-asian="italic" style:font-style-complex="italic"/>
    </style:style>
    <style:style style:name="T210" style:family="text">
      <style:text-properties fo:color="#8c8c8c" fo:font-style="italic" style:font-style-asian="italic"/>
    </style:style>
    <style:style style:name="T211" style:family="text">
      <style:text-properties fo:color="#8c8c8c" fo:font-style="italic" fo:font-weight="normal" style:font-style-asian="italic" style:font-weight-asian="normal"/>
    </style:style>
    <style:style style:name="T212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13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14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15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16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17" style:family="text">
      <style:text-properties fo:color="#8c8c8c" fo:font-style="normal" style:font-style-asian="normal" style:font-style-complex="normal"/>
    </style:style>
    <style:style style:name="T218" style:family="text">
      <style:text-properties fo:color="#8c8c8c" fo:font-style="normal" officeooo:rsid="00110012" style:font-style-asian="normal" style:font-style-complex="normal"/>
    </style:style>
    <style:style style:name="T219" style:family="text">
      <style:text-properties fo:color="#8c8c8c" fo:font-style="normal" officeooo:rsid="0016282a" style:font-style-asian="normal" style:font-style-complex="normal"/>
    </style:style>
    <style:style style:name="T220" style:family="text">
      <style:text-properties fo:color="#8c8c8c" fo:font-style="normal" style:font-style-asian="normal" style:font-style-complex="normal"/>
    </style:style>
    <style:style style:name="T221" style:family="text">
      <style:text-properties fo:color="#8c8c8c" fo:font-style="normal" fo:font-weight="normal" style:font-style-asian="normal" style:font-weight-asian="normal" style:font-style-complex="normal"/>
    </style:style>
    <style:style style:name="T22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2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24" style:family="text">
      <style:text-properties fo:color="#8c8c8c" fo:font-style="normal" fo:font-weight="bold" style:font-style-asian="normal" style:font-weight-asian="bold" style:font-style-complex="normal"/>
    </style:style>
    <style:style style:name="T225" style:family="text">
      <style:text-properties fo:color="#8c8c8c" style:font-name="JetBrains Mono" fo:font-size="10pt" fo:font-style="italic" style:font-size-asian="10pt" style:font-style-asian="italic"/>
    </style:style>
    <style:style style:name="T226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27" style:family="text">
      <style:text-properties fo:color="#8c8c8c" style:font-name="JetBrains Mono" fo:font-size="10pt" fo:font-style="italic" fo:font-weight="normal" style:font-size-asian="10pt" style:font-style-asian="italic" style:font-weight-asian="normal" style:font-style-complex="normal"/>
    </style:style>
    <style:style style:name="T228" style:family="text">
      <style:text-properties fo:color="#8c8c8c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229" style:family="text">
      <style:text-properties fo:color="#8c8c8c" style:font-name="JetBrains Mono" fo:font-size="10pt" fo:font-style="normal" fo:font-weight="bold" style:font-size-asian="10pt" style:font-style-asian="normal" style:font-weight-asian="bold" style:font-style-complex="normal"/>
    </style:style>
    <style:style style:name="T230" style:family="text">
      <style:text-properties fo:color="#8c8c8c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231" style:family="text">
      <style:text-properties fo:color="#8c8c8c" fo:font-size="10pt" fo:font-style="italic" style:font-size-asian="10pt" style:font-style-asian="italic"/>
    </style:style>
    <style:style style:name="T232" style:family="text">
      <style:text-properties fo:color="#8c8c8c" fo:font-size="10pt" fo:font-style="normal" fo:font-weight="bold" style:font-size-asian="10pt" style:font-style-asian="normal" style:font-weight-asian="bold" style:font-style-complex="normal"/>
    </style:style>
    <style:style style:name="T233" style:family="text">
      <style:text-properties fo:color="#8c8c8c" style:font-style-complex="normal"/>
    </style:style>
    <style:style style:name="T234" style:family="text">
      <style:text-properties fo:color="#8c8c8c" officeooo:rsid="000e9ae7" style:font-style-complex="normal"/>
    </style:style>
    <style:style style:name="T235" style:family="text">
      <style:text-properties fo:color="#8c8c8c" style:font-style-complex="normal"/>
    </style:style>
    <style:style style:name="T236" style:family="text">
      <style:text-properties fo:color="#8c8c8c" officeooo:rsid="00240297" style:font-style-complex="normal"/>
    </style:style>
    <style:style style:name="T237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8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39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40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41" style:family="text">
      <style:text-properties fo:color="#8c8c8c" style:font-name="Menlo1" fo:font-size="10pt" fo:font-style="normal" fo:font-weight="normal" style:font-size-asian="10pt" style:font-style-asian="normal" style:font-weight-asian="normal" style:font-style-complex="normal"/>
    </style:style>
    <style:style style:name="T242" style:family="text">
      <style:text-properties style:font-name="Menlo1" fo:font-style="normal" style:font-style-asian="normal" style:font-style-complex="normal"/>
    </style:style>
    <style:style style:name="T243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44" style:family="text">
      <style:text-properties fo:font-style="normal" style:font-style-asian="normal" style:font-style-complex="normal"/>
    </style:style>
    <style:style style:name="T245" style:family="text">
      <style:text-properties fo:color="#1750eb"/>
    </style:style>
    <style:style style:name="T246" style:family="text">
      <style:text-properties fo:color="#1750eb" fo:font-style="normal" fo:font-weight="normal" style:font-style-asian="normal" style:font-weight-asian="normal"/>
    </style:style>
    <style:style style:name="T247" style:family="text">
      <style:text-properties style:font-name="JetBrains Mono" fo:font-size="10pt" style:font-size-asian="10pt"/>
    </style:style>
    <style:style style:name="T248" style:family="text">
      <style:text-properties style:font-name="JetBrains Mono" fo:font-size="10pt" fo:font-style="italic" style:font-size-asian="10pt" style:font-style-asian="italic"/>
    </style:style>
    <style:style style:name="T249" style:family="text">
      <style:text-properties fo:font-size="10pt" style:font-size-asian="10pt"/>
    </style:style>
    <style:style style:name="T250" style:family="text">
      <style:text-properties fo:font-size="10pt" fo:font-style="italic" style:font-size-asian="10pt" style:font-style-asian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/>
    </style:style>
    <style:style style:name="T254" style:family="text">
      <style:text-properties style:font-style-complex="normal"/>
    </style:style>
    <style:style style:name="T255" style:family="text">
      <style:text-properties style:font-style-complex="normal"/>
    </style:style>
    <style:style style:name="T256" style:family="text">
      <style:text-properties officeooo:rsid="000e9ae7"/>
    </style:style>
    <style:style style:name="T257" style:family="text">
      <style:text-properties style:font-name="Menlo1"/>
    </style:style>
    <style:style style:name="T258" style:family="text">
      <style:text-properties style:font-name="Menlo1" fo:font-style="italic" style:font-style-asian="italic" style:font-style-complex="italic"/>
    </style:style>
    <style:style style:name="T259" style:family="text">
      <style:text-properties style:font-name="Menlo1" fo:font-style="normal" style:font-style-asian="normal" style:font-style-complex="normal"/>
    </style:style>
    <style:style style:name="T260" style:family="text">
      <style:text-properties style:font-name="Menlo1" fo:font-size="9pt" style:font-size-asian="9pt" style:font-size-complex="9pt"/>
    </style:style>
    <style:style style:name="T26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6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63" style:family="text">
      <style:text-properties officeooo:rsid="00282a9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58" text:outline-level="3"/>
      <text:h text:style-name="P158" text:outline-level="3"/>
      <text:h text:style-name="P158" text:outline-level="3"/>
      <text:h text:style-name="P158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 </text:span></text:span><text:span text:style-name="Основной_20_шрифт_20_абзаца"><text:span text:style-name="T68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9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00">name</text:span></text:span><text:span text:style-name="Основной_20_шрифт_20_абзаца"><text:span text:style-name="T23">=</text:span></text:span><text:span text:style-name="Основной_20_шрифт_20_абзаца"><text:span text:style-name="T79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05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71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71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71">def </text:span></text:span><text:span text:style-name="Основной_20_шрифт_20_абзаца"><text:span text:style-name="T26">index(</text:span></text:span><text:span text:style-name="Основной_20_шрифт_20_абзаца"><text:span text:style-name="T107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2">f"Hello, world. You're at the blog index. </text:span></text:span><text:span text:style-name="Основной_20_шрифт_20_абзаца"><text:span text:style-name="T71">{</text:span></text:span><text:span text:style-name="Основной_20_шрифт_20_абзаца"><text:span text:style-name="T26">arg</text:span></text:span><text:span text:style-name="Основной_20_шрифт_20_абзаца"><text:span text:style-name="T71">}</text:span></text:span><text:span text:style-name="Основной_20_шрифт_20_абзаца"><text:span text:style-name="T82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11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2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101">name</text:span></text:span><text:span text:style-name="Основной_20_шрифт_20_абзаца"><text:span text:style-name="T26">=</text:span></text:span><text:span text:style-name="Основной_20_шрифт_20_абзаца"><text:span text:style-name="T82">'index'</text:span></text:span><text:span text:style-name="Основной_20_шрифт_20_абзаца"><text:span text:style-name="T26">),</text:span></text:span><text:span text:style-name="Основной_20_шрифт_20_абзаца"><text:span text:style-name="T108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71">def </text:span></text:span><text:span text:style-name="Основной_20_шрифт_20_абзаца"><text:span text:style-name="T26">index(</text:span></text:span><text:span text:style-name="Основной_20_шрифт_20_абзаца"><text:span text:style-name="T107">request</text:span></text:span><text:span text:style-name="Основной_20_шрифт_20_абзаца"><text:span text:style-name="T26">, pk=</text:span></text:span><text:span text:style-name="Основной_20_шрифт_20_абзаца"><text:span text:style-name="T71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2">f"Hello, world. </text:span></text:span><text:span text:style-name="Основной_20_шрифт_20_абзаца"><text:span text:style-name="T83">You're at the blog index. </text:span></text:span><text:span text:style-name="Основной_20_шрифт_20_абзаца"><text:span text:style-name="T73">{</text:span></text:span><text:span text:style-name="Основной_20_шрифт_20_абзаца"><text:span text:style-name="T28">pk</text:span></text:span><text:span text:style-name="Основной_20_шрифт_20_абзаца"><text:span text:style-name="T73">}</text:span></text:span><text:span text:style-name="Основной_20_шрифт_20_абзаца"><text:span text:style-name="T83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00">amount__gt</text:span></text:span><text:span text:style-name="Основной_20_шрифт_20_абзаца"><text:span text:style-name="T23">=</text:span></text:span><text:span text:style-name="Основной_20_шрифт_20_абзаца"><text:span text:style-name="T114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9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9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link </text:span></text:span><text:span text:style-name="Основной_20_шрифт_20_абзаца"><text:span text:style-name="T115">rel</text:span></text:span><text:span text:style-name="Основной_20_шрифт_20_абзаца"><text:span text:style-name="T121">="stylesheet" </text:span></text:span><text:span text:style-name="Основной_20_шрифт_20_абзаца"><text:span text:style-name="T115">type</text:span></text:span><text:span text:style-name="Основной_20_шрифт_20_абзаца"><text:span text:style-name="T121">="text/css" </text:span></text:span><text:span text:style-name="Основной_20_шрифт_20_абзаца"><text:span text:style-name="T115">href</text:span></text:span><text:span text:style-name="Основной_20_шрифт_20_абзаца"><text:span text:style-name="T121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9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00">default</text:span></text:span><text:span text:style-name="Основной_20_шрифт_20_абзаца"><text:span text:style-name="T23">=</text:span></text:span><text:span text:style-name="Основной_20_шрифт_20_абзаца"><text:span text:style-name="T114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00">null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, </text:span></text:span><text:span text:style-name="Основной_20_шрифт_20_абзаца"><text:span text:style-name="T100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00">description</text:span></text:span><text:span text:style-name="Основной_20_шрифт_20_абзаца"><text:span text:style-name="T23">=</text:span></text:span><text:span text:style-name="Основной_20_шрифт_20_абзаца"><text:span text:style-name="T79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5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00">description</text:span></text:span><text:span text:style-name="Основной_20_шрифт_20_абзаца"><text:span text:style-name="T23">=</text:span></text:span><text:span text:style-name="Основной_20_шрифт_20_абзаца"><text:span text:style-name="T79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5">#&lt;QuerySet [&lt;Classification: business&gt;, &lt;Classification: works&gt;]&gt;</text:span></text:span></text:p>
      <text:p text:style-name="P20"><text:span text:style-name="Основной_20_шрифт_20_абзаца"><text:span text:style-name="T105"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05">#QuerySet [&lt;Classification: business&gt;, &lt;Classification: works&gt;, &lt;Classification: sports&gt;]&gt;<text:line-break/></text:span></text:span><text:span text:style-name="Основной_20_шрифт_20_абзаца"><text:span text:style-name="T100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00">name</text:span></text:span><text:span text:style-name="Основной_20_шрифт_20_абзаца"><text:span text:style-name="T23">=</text:span></text:span><text:span text:style-name="Основной_20_шрифт_20_абзаца"><text:span text:style-name="T79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05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Создание</text:span></text:span><text:span text:style-name="Основной_20_шрифт_20_абзаца"><text:span text:style-name="T105"> </text:span></text:span><text:span text:style-name="Основной_20_шрифт_20_абзаца"><text:span text:style-name="T106">экземпляра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00">amount</text:span></text:span><text:span text:style-name="Основной_20_шрифт_20_абзаца"><text:span text:style-name="T23">=</text:span></text:span><text:span text:style-name="Основной_20_шрифт_20_абзаца"><text:span text:style-name="T114">5</text:span></text:span><text:span text:style-name="Основной_20_шрифт_20_абзаца"><text:span text:style-name="T23">, </text:span></text:span><text:span text:style-name="Основной_20_шрифт_20_абзаца"><text:span text:style-name="T100">description</text:span></text:span><text:span text:style-name="Основной_20_шрифт_20_абзаца"><text:span text:style-name="T23">=</text:span></text:span><text:span text:style-name="Основной_20_шрифт_20_абзаца"><text:span text:style-name="T79">'trousers'</text:span></text:span><text:span text:style-name="Основной_20_шрифт_20_абзаца"><text:span text:style-name="T23">, </text:span></text:span><text:span text:style-name="Основной_20_шрифт_20_абзаца"><text:span text:style-name="T100">price</text:span></text:span><text:span text:style-name="Основной_20_шрифт_20_абзаца"><text:span text:style-name="T23">=</text:span></text:span><text:span text:style-name="Основной_20_шрифт_20_абзаца"><text:span text:style-name="T114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Создание</text:span></text:span><text:span text:style-name="Основной_20_шрифт_20_абзаца"><text:span text:style-name="T105"> </text:span></text:span><text:span text:style-name="Основной_20_шрифт_20_абзаца"><text:span text:style-name="T106">за</text:span></text:span><text:span text:style-name="Основной_20_шрифт_20_абзаца"><text:span text:style-name="T105"> </text:span></text:span><text:span text:style-name="Основной_20_шрифт_20_абзаца"><text:span text:style-name="T106">одни</text:span></text:span><text:span text:style-name="Основной_20_шрифт_20_абзаца"><text:span text:style-name="T105"> </text:span></text:span><text:span text:style-name="Основной_20_шрифт_20_абзаца"><text:span text:style-name="T106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100">amount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, </text:span></text:span><text:span text:style-name="Основной_20_шрифт_20_абзаца"><text:span text:style-name="T100">description</text:span></text:span><text:span text:style-name="Основной_20_шрифт_20_абзаца"><text:span text:style-name="T23">=</text:span></text:span><text:span text:style-name="Основной_20_шрифт_20_абзаца"><text:span text:style-name="T79">'shorts'</text:span></text:span><text:span text:style-name="Основной_20_шрифт_20_абзаца"><text:span text:style-name="T23">, </text:span></text:span><text:span text:style-name="Основной_20_шрифт_20_абзаца"><text:span text:style-name="T100">price</text:span></text:span><text:span text:style-name="Основной_20_шрифт_20_абзаца"><text:span text:style-name="T23">=</text:span></text:span><text:span text:style-name="Основной_20_шрифт_20_абзаца"><text:span text:style-name="T114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Создание</text:span></text:span><text:span text:style-name="Основной_20_шрифт_20_абзаца"><text:span text:style-name="T105"> </text:span></text:span><text:span text:style-name="Основной_20_шрифт_20_абзаца"><text:span text:style-name="T106">объектов</text:span></text:span><text:span text:style-name="Основной_20_шрифт_20_абзаца"><text:span text:style-name="T105"> </text:span></text:span><text:span text:style-name="Основной_20_шрифт_20_абзаца"><text:span text:style-name="T106">со</text:span></text:span><text:span text:style-name="Основной_20_шрифт_20_абзаца"><text:span text:style-name="T105"> </text:span></text:span><text:span text:style-name="Основной_20_шрифт_20_абзаца"><text:span text:style-name="T106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100">name</text:span></text:span><text:span text:style-name="Основной_20_шрифт_20_абзаца"><text:span text:style-name="T23">=</text:span></text:span><text:span text:style-name="Основной_20_шрифт_20_абзаца"><text:span text:style-name="T79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00">amount</text:span></text:span><text:span text:style-name="Основной_20_шрифт_20_абзаца"><text:span text:style-name="T23">=</text:span></text:span><text:span text:style-name="Основной_20_шрифт_20_абзаца"><text:span text:style-name="T114">10</text:span></text:span><text:span text:style-name="Основной_20_шрифт_20_абзаца"><text:span text:style-name="T23">, </text:span></text:span><text:span text:style-name="Основной_20_шрифт_20_абзаца"><text:span text:style-name="T100">description</text:span></text:span><text:span text:style-name="Основной_20_шрифт_20_абзаца"><text:span text:style-name="T23">=</text:span></text:span><text:span text:style-name="Основной_20_шрифт_20_абзаца"><text:span text:style-name="T79">'socks'</text:span></text:span><text:span text:style-name="Основной_20_шрифт_20_абзаца"><text:span text:style-name="T23">, </text:span></text:span><text:span text:style-name="Основной_20_шрифт_20_абзаца"><text:span text:style-name="T100">price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, </text:span></text:span><text:span text:style-name="Основной_20_шрифт_20_абзаца"><text:span text:style-name="T100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Получение</text:span></text:span><text:span text:style-name="Основной_20_шрифт_20_абзаца"><text:span text:style-name="T105"> </text:span></text:span><text:span text:style-name="Основной_20_шрифт_20_абзаца"><text:span text:style-name="T106">всех</text:span></text:span><text:span text:style-name="Основной_20_шрифт_20_абзаца"><text:span text:style-name="T105"> </text:span></text:span><text:span text:style-name="Основной_20_шрифт_20_абзаца"><text:span text:style-name="T106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05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Получение</text:span></text:span><text:span text:style-name="Основной_20_шрифт_20_абзаца"><text:span text:style-name="T105"> </text:span></text:span><text:span text:style-name="Основной_20_шрифт_20_абзаца"><text:span text:style-name="T106">объектов</text:span></text:span><text:span text:style-name="Основной_20_шрифт_20_абзаца"><text:span text:style-name="T105"> </text:span></text:span><text:span text:style-name="Основной_20_шрифт_20_абзаца"><text:span text:style-name="T106">по</text:span></text:span><text:span text:style-name="Основной_20_шрифт_20_абзаца"><text:span text:style-name="T105"> </text:span></text:span><text:span text:style-name="Основной_20_шрифт_20_абзаца"><text:span text:style-name="T106">слайсингу</text:span></text:span><text:span text:style-name="Основной_20_шрифт_20_абзаца"><text:span text:style-name="T105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14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05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105">#</text:span></text:span><text:span text:style-name="Основной_20_шрифт_20_абзаца"><text:span text:style-name="T106">Получение</text:span></text:span><text:span text:style-name="Основной_20_шрифт_20_абзаца"><text:span text:style-name="T105"> </text:span></text:span><text:span text:style-name="Основной_20_шрифт_20_абзаца"><text:span text:style-name="T106">объектов</text:span></text:span><text:span text:style-name="Основной_20_шрифт_20_абзаца"><text:span text:style-name="T105"> </text:span></text:span><text:span text:style-name="Основной_20_шрифт_20_абзаца"><text:span text:style-name="T106">по</text:span></text:span><text:span text:style-name="Основной_20_шрифт_20_абзаца"><text:span text:style-name="T105"> </text:span></text:span><text:span text:style-name="Основной_20_шрифт_20_абзаца"><text:span text:style-name="T106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100">id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0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05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00">firm_id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0">firm_id</text:span></text:span><text:span text:style-name="Основной_20_шрифт_20_абзаца"><text:span text:style-name="T23">=</text:span></text:span><text:span text:style-name="Основной_20_шрифт_20_абзаца"><text:span text:style-name="T114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0">firm_id</text:span></text:span><text:span text:style-name="Основной_20_шрифт_20_абзаца"><text:span text:style-name="T23">=</text:span></text:span><text:span text:style-name="Основной_20_шрифт_20_абзаца"><text:span text:style-name="T114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12">/</text:span></text:span><text:span text:style-name="Основной_20_шрифт_20_абзаца"><text:span text:style-name="T113">views</text:span></text:span><text:span text:style-name="Основной_20_шрифт_20_абзаца"><text:span text:style-name="T112">.</text:span></text:span><text:span text:style-name="Основной_20_шрифт_20_абзаца"><text:span text:style-name="T113">py</text:span></text:span><text:span text:style-name="Основной_20_шрифт_20_абзаца"><text:span text:style-name="T112">:</text:span></text:span></text:p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14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9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8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9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9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9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9">div </text:span></text:span><text:span text:style-name="Основной_20_шрифт_20_абзаца"><text:span text:style-name="T115">class</text:span></text:span><text:span text:style-name="Основной_20_шрифт_20_абзаца"><text:span text:style-name="T121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9">span </text:span></text:span><text:span text:style-name="Основной_20_шрифт_20_абзаца"><text:span text:style-name="T115">class</text:span></text:span><text:span text:style-name="Основной_20_шрифт_20_абзаца"><text:span text:style-name="T121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1"</text:span></text:span><text:span text:style-name="Основной_20_шрифт_20_абзаца"><text:span text:style-name="T24">&gt;</text:span></text:span><text:span text:style-name="Основной_20_шрифт_20_абзаца"><text:span text:style-name="T116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9">span </text:span></text:span><text:span text:style-name="Основной_20_шрифт_20_абзаца"><text:span text:style-name="T115">class</text:span></text:span><text:span text:style-name="Основной_20_шрифт_20_абзаца"><text:span text:style-name="T121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9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9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16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9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9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9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100">auto_now_add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101">auto_now</text:span></text:span><text:span text:style-name="Основной_20_шрифт_20_абзаца"><text:span text:style-name="T26">=</text:span></text:span><text:span text:style-name="Основной_20_шрифт_20_абзаца"><text:span text:style-name="T71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100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9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100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9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71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71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105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9">'title'</text:span></text:span><text:span text:style-name="Основной_20_шрифт_20_абзаца"><text:span text:style-name="T23">: </text:span></text:span><text:span text:style-name="Основной_20_шрифт_20_абзаца"><text:span text:style-name="T79">''</text:span></text:span><text:span text:style-name="Основной_20_шрифт_20_абзаца"><text:span text:style-name="T23">, </text:span></text:span><text:span text:style-name="Основной_20_шрифт_20_абзаца"><text:span text:style-name="T79">'slug'</text:span></text:span><text:span text:style-name="Основной_20_шрифт_20_абзаца"><text:span text:style-name="T23">: </text:span></text:span><text:span text:style-name="Основной_20_шрифт_20_абзаца"><text:span text:style-name="T79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05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106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9">'title'</text:span></text:span><text:span text:style-name="Основной_20_шрифт_20_абзаца"><text:span text:style-name="T23">: </text:span></text:span><text:span text:style-name="Основной_20_шрифт_20_абзаца"><text:span text:style-name="T79">'some title'</text:span></text:span><text:span text:style-name="Основной_20_шрифт_20_абзаца"><text:span text:style-name="T23">, </text:span></text:span><text:span text:style-name="Основной_20_шрифт_20_абзаца"><text:span text:style-name="T79">'slug'</text:span></text:span><text:span text:style-name="Основной_20_шрифт_20_абзаца"><text:span text:style-name="T23">: </text:span></text:span><text:span text:style-name="Основной_20_шрифт_20_абзаца"><text:span text:style-name="T79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05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05">#{'title': 'some title', 'slug': 'some-title'}</text:span></text:span></text:p>
      <text:p text:style-name="P28"/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00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9">'title'</text:span></text:span><text:span text:style-name="Основной_20_шрифт_20_абзаца"><text:span text:style-name="T23">], </text:span></text:span><text:span text:style-name="Основной_20_шрифт_20_абзаца"><text:span text:style-name="T100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9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05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05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2730577423" text:style-name="L1">
        <text:list-item>
          <text:p text:style-name="P162">&lt;console&gt;:1: UnorderedObjectListWarning: Pagination may yield inconsistent results with an unordered object_list: &lt;class 'blog.models.Post'&gt; QuerySet.</text:p>
        </text:list-item>
      </text:list>
      <text:p text:style-name="P92"/>
      <text:p text:style-name="P93">Решение:</text:p>
      <text:p text:style-name="P93">Добавить в модели порядок сортировки</text:p>
      <text:p text:style-name="P93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150</text:span></text:span><text:span text:style-name="Основной_20_шрифт_20_абзаца"><text:span text:style-name="T23">, </text:span></text:span><text:span text:style-name="Основной_20_шрифт_20_абзаца"><text:span text:style-name="T100">db_index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00">auto_now_add</text:span></text:span><text:span text:style-name="Основной_20_шрифт_20_абзаца"><text:span text:style-name="T23">=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9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00">kwargs</text:span></text:span><text:span text:style-name="Основной_20_шрифт_20_абзаца"><text:span text:style-name="T23">={</text:span></text:span><text:span text:style-name="Основной_20_шрифт_20_абзаца"><text:span text:style-name="T79">'slug'</text:span></text:span><text:span text:style-name="Основной_20_шрифт_20_абзаца"><text:span text:style-name="T23">: </text:span></text:span><text:span text:style-name="Основной_20_шрифт_20_абзаца"><text:span text:style-name="T128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9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3"/>
      <text:p text:style-name="P93"/>
      <text:p text:style-name="P94">Отображение символов новой строки при выводе текста из базы данных</text:p>
      <text:p text:style-name="P93"/>
      <text:p text:style-name="P95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34">вы можете обернуть ваш текст </text:span></text:span><text:span text:style-name="Основной_20_шрифт_20_абзаца"><text:span text:style-name="T135">&lt;pre&gt;</text:span></text:span><text:span text:style-name="Основной_20_шрифт_20_абзаца"><text:span text:style-name="T134"> тег, чтобы HTML понял, что он предварительно отформатирован:</text:span></text:span></text:p>
      <text:p text:style-name="P96">&lt;pre&gt;{{value}}&lt;/pre&gt;</text:p>
      <text:p text:style-name="Обычный"><text:span text:style-name="Основной_20_шрифт_20_абзаца"><text:span text:style-name="T134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35">linebreaks</text:span></text:span><text:span text:style-name="Основной_20_шрифт_20_абзаца"><text:span text:style-name="T134"> превращает одиночные новые строки в </text:span></text:span><text:span text:style-name="Основной_20_шрифт_20_абзаца"><text:span text:style-name="T135">&lt;br&gt;</text:span></text:span><text:span text:style-name="Основной_20_шрифт_20_абзаца"><text:span text:style-name="T134"> теги и двойные переводы строк в </text:span></text:span><text:span text:style-name="Основной_20_шрифт_20_абзаца"><text:span text:style-name="T135">&lt;p&gt;</text:span></text:span><text:span text:style-name="Основной_20_шрифт_20_абзаца"><text:span text:style-name="T134"> теги. </text:span></text:span><text:span text:style-name="Основной_20_шрифт_20_абзаца"><text:span text:style-name="T135">linebreaksbr</text:span></text:span><text:span text:style-name="Основной_20_шрифт_20_абзаца"><text:span text:style-name="T134"> просто превращает новые строки в </text:span></text:span><text:span text:style-name="Основной_20_шрифт_20_абзаца"><text:span text:style-name="T135">&lt;br&gt;</text:span></text:span><text:span text:style-name="Основной_20_шрифт_20_абзаца"><text:span text:style-name="T134"> теги:</text:span></text:span></text:p>
      <text:p text:style-name="P96">{{value|linebreaks}}</text:p>
      <text:p text:style-name="P96">{{value|linebreaksbr}}</text:p>
      <text:p text:style-name="P95">вы можете поэкспериментировать с ними, чтобы увидеть, что вам больше нравится.</text:p>
      <text:p text:style-name="P95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29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36">safe</text:span></text:span></text:a>:</text:p>
      <text:p text:style-name="Обычный"/>
      <text:p text:style-name="P22">This will not be escaped: {{ data|safe }}</text:p>
      <text:p text:style-name="P68"/>
      <text:h text:style-name="P129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6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6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36">on</text:span></text:span><text:span text:style-name="apple-converted-space"> </text:span>или<text:span text:style-name="apple-converted-space"> </text:span><text:span text:style-name="pre"><text:span text:style-name="T136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view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9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9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00">name</text:span></text:span><text:span text:style-name="Основной_20_шрифт_20_абзаца"><text:span text:style-name="T23">=</text:span></text:span><text:span text:style-name="Основной_20_шрифт_20_абзаца"><text:span text:style-name="T79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.form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00">extra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9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23">form </text:span></text:span><text:span text:style-name="Основной_20_шрифт_20_абзаца"><text:span text:style-name="T68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9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9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00">post</text:span></text:span><text:span text:style-name="Основной_20_шрифт_20_абзаца"><text:span text:style-name="T23">=post, </text:span></text:span><text:span text:style-name="Основной_20_шрифт_20_абзаца"><text:span text:style-name="T100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00">extra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9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9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8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79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00">default</text:span></text:span><text:span text:style-name="Основной_20_шрифт_20_абзаца"><text:span text:style-name="T23">=</text:span></text:span><text:span text:style-name="Основной_20_шрифт_20_абзаца"><text:span text:style-name="T68">None</text:span></text:span><text:span text:style-name="Основной_20_шрифт_20_абзаца"><text:span text:style-name="T23">, </text:span></text:span><text:span text:style-name="Основной_20_шрифт_20_абзаца"><text:span text:style-name="T100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00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00">verbose_name</text:span></text:span><text:span text:style-name="Основной_20_шрифт_20_абзаца"><text:span text:style-name="T23">=</text:span></text:span><text:span text:style-name="Основной_20_шрифт_20_абзаца"><text:span text:style-name="T79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.models </text:span></text:span><text:span text:style-name="Основной_20_шрифт_20_абзаца"><text:span text:style-name="T68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9">'post'</text:span></text:span><text:span text:style-name="Основной_20_шрифт_20_абзаца"><text:span text:style-name="T23">, </text:span></text:span><text:span text:style-name="Основной_20_шрифт_20_абзаца"><text:span text:style-name="T79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9">form </text:span></text:span><text:span text:style-name="Основной_20_шрифт_20_абзаца"><text:span text:style-name="T115">id</text:span></text:span><text:span text:style-name="Основной_20_шрифт_20_абзаца"><text:span text:style-name="T121">="post_form" </text:span></text:span><text:span text:style-name="Основной_20_шрифт_20_абзаца"><text:span text:style-name="T115">method</text:span></text:span><text:span text:style-name="Основной_20_шрифт_20_абзаца"><text:span text:style-name="T121">="post" </text:span></text:span><text:span text:style-name="Основной_20_шрифт_20_абзаца"><text:span text:style-name="T115">action</text:span></text:span><text:span text:style-name="Основной_20_шрифт_20_абзаца"><text:span text:style-name="T121">="" </text:span></text:span><text:span text:style-name="Основной_20_шрифт_20_абзаца"><text:span text:style-name="T115">enctype</text:span></text:span><text:span text:style-name="Основной_20_шрифт_20_абзаца"><text:span text:style-name="T121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2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2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2">input </text:span></text:span><text:span text:style-name="Основной_20_шрифт_20_абзаца"><text:span text:style-name="T118">type</text:span></text:span><text:span text:style-name="Основной_20_шрифт_20_абзаца"><text:span text:style-name="T123">="submit" </text:span></text:span><text:span text:style-name="Основной_20_шрифт_20_абзаца"><text:span text:style-name="T118">name</text:span></text:span><text:span text:style-name="Основной_20_шрифт_20_абзаца"><text:span text:style-name="T123">="submit" </text:span></text:span><text:span text:style-name="Основной_20_шрифт_20_абзаца"><text:span text:style-name="T118">value</text:span></text:span><text:span text:style-name="Основной_20_шрифт_20_абзаца"><text:span text:style-name="T123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2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9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2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05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9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9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9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9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0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81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9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05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00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05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00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9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9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41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otenv </text:span></text:span><text:span text:style-name="Основной_20_шрифт_20_абзаца"><text:span text:style-name="T68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81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81">'ENGINE'</text:span></text:span><text:span text:style-name="Основной_20_шрифт_20_абзаца"><text:span text:style-name="T25">: </text:span></text:span><text:span text:style-name="Основной_20_шрифт_20_абзаца"><text:span text:style-name="T81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1">'NAME'</text:span></text:span><text:span text:style-name="Основной_20_шрифт_20_абзаца"><text:span text:style-name="T25">: </text:span></text:span><text:span text:style-name="Основной_20_шрифт_20_абзаца"><text:span text:style-name="T81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1">'USER'</text:span></text:span><text:span text:style-name="Основной_20_шрифт_20_абзаца"><text:span text:style-name="T25">: </text:span></text:span><text:span text:style-name="Основной_20_шрифт_20_абзаца"><text:span text:style-name="T81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1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81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81">'HOST'</text:span></text:span><text:span text:style-name="Основной_20_шрифт_20_абзаца"><text:span text:style-name="T25">: </text:span></text:span><text:span text:style-name="Основной_20_шрифт_20_абзаца"><text:span text:style-name="T81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1">'PORT'</text:span></text:span><text:span text:style-name="Основной_20_шрифт_20_абзаца"><text:span text:style-name="T25">: </text:span></text:span><text:span text:style-name="Основной_20_шрифт_20_абзаца"><text:span text:style-name="T81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98">Вы можете вернуться, перейдя к предыдущей миграции.</text:p>
      <text:p text:style-name="P98">Например, если ваши последние две миграции:</text:p>
      <text:list xml:id="list2682006069" text:style-name="L2">
        <text:list-item>
          <text:p text:style-name="P159"><text:span text:style-name="Основной_20_шрифт_20_абзаца"><text:span text:style-name="T142">0010_previous_migration</text:span></text:span></text:p>
        </text:list-item>
        <text:list-item>
          <text:p text:style-name="P159"><text:span text:style-name="Основной_20_шрифт_20_абзаца"><text:span text:style-name="T142">0011_migration_to_revert</text:span></text:span></text:p>
        </text:list-item>
      </text:list>
      <text:p text:style-name="P98">Тогда вы бы сделали:</text:p>
      <text:p text:style-name="P37">./manage.py migrate my_app 0010_previous_migration</text:p>
      <text:p text:style-name="P97"><text:span text:style-name="Основной_20_шрифт_20_абзаца"><text:span text:style-name="T144">Затем вы можете удалить миграцию </text:span></text:span><text:span text:style-name="Основной_20_шрифт_20_абзаца"><text:span text:style-name="T143">0011_migration_to_revert</text:span></text:span><text:span text:style-name="Основной_20_шрифт_20_абзаца"><text:span text:style-name="T144">.</text:span></text:span></text:p>
      <text:p text:style-name="P98">Если вы используете Django 1.8+, вы можете показать имена всех миграций с помощью</text:p>
      <text:p text:style-name="P39">./manage.py showmigrations my_app</text:p>
      <text:p text:style-name="P98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22" text:outline-level="3">help_text</text:h>
      <text:p text:style-name="P99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45">from</text:span></text:span><text:span text:style-name="Основной_20_шрифт_20_абзаца"><text:span text:style-name="T148"> </text:span></text:span><text:span text:style-name="Код_20_HTML"><text:span text:style-name="T145">django import</text:span></text:span><text:span text:style-name="Основной_20_шрифт_20_абзаца"><text:span text:style-name="T148"> </text:span></text:span><text:span text:style-name="Код_20_HTML"><text:span text:style-name="T145">forms</text:span></text:span></text:p>
            <text:p text:style-name="P46"> </text:p>
            <text:p text:style-name="P49"><text:span text:style-name="Код_20_HTML"><text:span text:style-name="T145">class</text:span></text:span><text:span text:style-name="Основной_20_шрифт_20_абзаца"><text:span text:style-name="T148"> </text:span></text:span><text:span text:style-name="Код_20_HTML"><text:span text:style-name="T145">UserForm(forms.Form):</text:span></text:span></text:p>
            <text:p text:style-name="P49"><text:span text:style-name="Код_20_HTML"><text:span text:style-name="T145">    name =</text:span></text:span><text:span text:style-name="Основной_20_шрифт_20_абзаца"><text:span text:style-name="T148"> </text:span></text:span><text:span text:style-name="Код_20_HTML"><text:span text:style-name="T145">forms.CharField(help_text="</text:span></text:span><text:span text:style-name="Код_20_HTML"><text:span text:style-name="T147">Введите</text:span></text:span><text:span text:style-name="Код_20_HTML"><text:span text:style-name="T145"> </text:span></text:span><text:span text:style-name="Код_20_HTML"><text:span text:style-name="T147">свое</text:span></text:span><text:span text:style-name="Код_20_HTML"><text:span text:style-name="T145"> </text:span></text:span><text:span text:style-name="Код_20_HTML"><text:span text:style-name="T147">имя</text:span></text:span><text:span text:style-name="Код_20_HTML"><text:span text:style-name="T145">")</text:span></text:span></text:p>
            <text:p text:style-name="P49"><text:span text:style-name="Код_20_HTML"><text:span text:style-name="T145">    age =</text:span></text:span><text:span text:style-name="Основной_20_шрифт_20_абзаца"><text:span text:style-name="T148"> </text:span></text:span><text:span text:style-name="Код_20_HTML"><text:span text:style-name="T145">forms.IntegerField(help_text="</text:span></text:span><text:span text:style-name="Код_20_HTML"><text:span text:style-name="T147">Введите</text:span></text:span><text:span text:style-name="Код_20_HTML"><text:span text:style-name="T145"> </text:span></text:span><text:span text:style-name="Код_20_HTML"><text:span text:style-name="T147">свой</text:span></text:span><text:span text:style-name="Код_20_HTML"><text:span text:style-name="T145"> </text:span></text:span><text:span text:style-name="Код_20_HTML"><text:span text:style-name="T147">возраст</text:span></text:span><text:span text:style-name="Код_20_HTML"><text:span text:style-name="T145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9">Статические</text:span></text:span><text:span text:style-name="Основной_20_шрифт_20_абзаца"><text:span text:style-name="T150"> </text:span></text:span><text:span text:style-name="Основной_20_шрифт_20_абзаца"><text:span text:style-name="T149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14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2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22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2">'whitenoise.storage.CompressedManifestStaticFilesStorage'</text:span></text:span></text:p>
      <text:p text:style-name="P80"/>
      <text:p text:style-name="P80"/>
      <text:h text:style-name="P126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161026506" text:style-name="L3">
        <text:list-item>
          <text:p text:style-name="P157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7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7">/static/</text:span></text:span><text:span text:style-name="Основной_20_шрифт_20_абзаца"><text:span text:style-name="T11">).</text:span></text:span></text:p>
        </text:list-item>
        <text:list-item>
          <text:p text:style-name="P157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7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7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0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53">"/home/jacob/projects/mysite.com/sitestatic"</text:span></text:span></text:p>
      <text:p text:style-name="P100"><text:span text:style-name="Основной_20_шрифт_20_абзаца"><text:span text:style-name="T26">STATIC_ROOT = os.path.join(BASE_DIR, </text:span></text:span><text:span text:style-name="Основной_20_шрифт_20_абзаца"><text:span text:style-name="T124">'staticfiles')</text:span></text:span></text:p>
      <text:list xml:id="list140019110330504" text:continue-numbering="true" text:style-name="L3">
        <text:list-item>
          <text:p text:style-name="P157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7">collectstatic</text:span></text:span></text:a><text:span text:style-name="Основной_20_шрифт_20_абзаца"><text:span text:style-name="T11">:</text:span></text:span></text:p>
        </text:list-item>
      </text:list>
      <text:p text:style-name="P101"><text:span text:style-name="Основной_20_шрифт_20_абзаца"><text:span text:style-name="T58">./manage.py collectstatic</text:span></text:span></text:p>
      <text:p text:style-name="P102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7">STATIC_ROOT</text:span></text:span></text:a><text:span text:style-name="Основной_20_шрифт_20_абзаца"><text:span text:style-name="T11">.</text:span></text:span></text:p>
      <text:list xml:id="list140017388938595" text:continue-numbering="true" text:style-name="L3">
        <text:list-item>
          <text:p text:style-name="P157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7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7">STATIC_URL</text:span></text:span></text:a><text:span text:style-name="Основной_20_шрифт_20_абзаца"><text:span text:style-name="T11">.</text:span></text:span></text:p>
        </text:list-item>
      </text:list>
      <text:p text:style-name="P102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54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3"/>
      <text:p text:style-name="P29"/>
      <text:p text:style-name="P20"><text:span text:style-name="Основной_20_шрифт_20_абзаца"><text:span text:style-name="T105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9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5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9">'/static/'</text:span></text:span></text:p>
      <text:p text:style-name="P104"/>
      <text:p text:style-name="P104"/>
      <text:p text:style-name="P105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9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9">'ENGINE'</text:span></text:span><text:span text:style-name="Основной_20_шрифт_20_абзаца"><text:span text:style-name="T23">: </text:span></text:span><text:span text:style-name="Основной_20_шрифт_20_абзаца"><text:span text:style-name="T79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9">'NAME'</text:span></text:span><text:span text:style-name="Основной_20_шрифт_20_абзаца"><text:span text:style-name="T23">: </text:span></text:span><text:span text:style-name="Основной_20_шрифт_20_абзаца"><text:span text:style-name="T79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9">'USER'</text:span></text:span><text:span text:style-name="Основной_20_шрифт_20_абзаца"><text:span text:style-name="T23">: </text:span></text:span><text:span text:style-name="Основной_20_шрифт_20_абзаца"><text:span text:style-name="T79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9">'PASSWORD'</text:span></text:span><text:span text:style-name="Основной_20_шрифт_20_абзаца"><text:span text:style-name="T23">: </text:span></text:span><text:span text:style-name="Основной_20_шрифт_20_абзаца"><text:span text:style-name="T79">'</text:span></text:span><text:span text:style-name="Основной_20_шрифт_20_абзаца"><text:span text:style-name="T80">1234</text:span></text:span><text:span text:style-name="Основной_20_шрифт_20_абзаца"><text:span text:style-name="T79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9">'HOST'</text:span></text:span><text:span text:style-name="Основной_20_шрифт_20_абзаца"><text:span text:style-name="T23">: </text:span></text:span><text:span text:style-name="Основной_20_шрифт_20_абзаца"><text:span text:style-name="T79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9">'PORT'</text:span></text:span><text:span text:style-name="Основной_20_шрифт_20_абзаца"><text:span text:style-name="T23">: </text:span></text:span><text:span text:style-name="Основной_20_шрифт_20_абзаца"><text:span text:style-name="T79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6">При возникновении ошибки подключения базы данных:</text:p>
      <text:p text:style-name="P86"><text:span text:style-name="Основной_20_шрифт_20_абзаца"><text:span text:style-name="T155">File</text:span></text:span><text:span text:style-name="Основной_20_шрифт_20_абзаца"><text:span text:style-name="T157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8">django.core.exceptions.</text:span></text:span><text:span text:style-name="Основной_20_шрифт_20_абзаца"><text:span text:style-name="T156">ImproperlyConfigured</text:span></text:span><text:span text:style-name="Основной_20_шрифт_20_абзаца"><text:span text:style-name="T158">: </text:span></text:span><text:span text:style-name="Основной_20_шрифт_20_абзаца"><text:span text:style-name="T156">Error</text:span></text:span><text:span text:style-name="Основной_20_шрифт_20_абзаца"><text:span text:style-name="T158"> loading </text:span></text:span><text:span text:style-name="Основной_20_шрифт_20_абзаца"><text:span text:style-name="T156">MySQLdb</text:span></text:span><text:span text:style-name="Основной_20_шрифт_20_абзаца"><text:span text:style-name="T158"> module: </text:span></text:span><text:span text:style-name="Основной_20_шрифт_20_абзаца"><text:span text:style-name="T156">No</text:span></text:span><text:span text:style-name="Основной_20_шрифт_20_абзаца"><text:span text:style-name="T158"> module named 'MySQLdb'.</text:span></text:span></text:p>
      <text:p text:style-name="P19"><text:span text:style-name="Основной_20_шрифт_20_абзаца"><text:span text:style-name="T156">Did</text:span></text:span><text:span text:style-name="Основной_20_шрифт_20_абзаца"><text:span text:style-name="T158"> you install mysqlclient or </text:span></text:span><text:span text:style-name="Основной_20_шрифт_20_абзаца"><text:span text:style-name="T156">MySQL</text:span></text:span><text:span text:style-name="Основной_20_шрифт_20_абзаца"><text:span text:style-name="T158">-python?</text:span></text:span></text:p>
      <text:p text:style-name="P107">pip install pymysql</text:p>
      <text:p text:style-name="P107">Then, edit the __init__.py file in your project origin dir(the same as settings.py) <text:s/>add:</text:p>
      <text:p text:style-name="P20"><text:soft-page-break/><text:span text:style-name="Основной_20_шрифт_20_абзаца"><text:span text:style-name="T68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25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25" text:outline-level="3">truncatechars_html</text:h>
      <text:p text:style-name="Обычный"><text:span text:style-name="Заголовок1"><text:span text:style-name="T159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36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25" text:outline-level="3">truncatewords</text:h>
      <text:p text:style-name="Обычный">Обрезает строку после указанного количества слов.</text:p>
      <text:p text:style-name="P47"/>
      <text:h text:style-name="P125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6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6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23">django </text:span></text:span><text:span text:style-name="Основной_20_шрифт_20_абзаца"><text:span text:style-name="T68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0">required</text:span></text:span><text:span text:style-name="Основной_20_шрифт_20_абзаца"><text:span text:style-name="T23">=</text:span></text:span><text:span text:style-name="Основной_20_шрифт_20_абзаца"><text:span text:style-name="T68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00">required</text:span></text:span><text:span text:style-name="Основной_20_шрифт_20_абзаца"><text:span text:style-name="T23">=</text:span></text:span><text:span text:style-name="Основной_20_шрифт_20_абзаца"><text:span text:style-name="T68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40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21" text:outline-level="1"><text:span text:style-name="Основной_20_шрифт_20_абзаца"><text:span text:style-name="T59">QuerySet API</text:span></text:span></text:h>
      <text:p text:style-name="P34"/>
      <text:h text:style-name="P123" text:outline-level="3">Операторы фильтрации</text:h>
      <text:h text:style-name="P123" text:outline-level="3"><text:span text:style-name="Основной_20_шрифт_20_абзаца"><text:span text:style-name="T160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0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0">: </text:span></text:span><text:span text:style-name="Teletype">filter()</text:span><text:span text:style-name="Основной_20_шрифт_20_абзаца"><text:span text:style-name="T160">, </text:span></text:span><text:span text:style-name="Teletype">exclude()</text:span><text:span text:style-name="Основной_20_шрифт_20_абзаца"><text:span text:style-name="T160"> и </text:span></text:span><text:span text:style-name="Teletype">get()</text:span><text:span text:style-name="Основной_20_шрифт_20_абзаца"><text:span text:style-name="T160">.</text:span></text:span></text:h>
      <text:h text:style-name="P128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9">:</text:span></text:span></text:p>
      <text:p text:style-name="P110">Entry.objects.filter(id__in=[1, 3, 4])</text:p>
      <text:p text:style-name="Text_20_body">Аналог<text:span text:style-name="Основной_20_шрифт_20_абзаца"><text:span text:style-name="T139"> SQL:</text:span></text:span></text:p>
      <text:p text:style-name="P110">SELECT ... WHERE id IN (1, 3, 4);</text:p>
      <text:h text:style-name="P128" text:outline-level="4">gt</text:h>
      <text:p text:style-name="Text_20_body">Больше чем.</text:p>
      <text:p text:style-name="Text_20_body">Например:</text:p>
      <text:p text:style-name="P109">Entry.objects.filter(id__gt=4)</text:p>
      <text:p text:style-name="Text_20_body">Аналог<text:span text:style-name="Основной_20_шрифт_20_абзаца"><text:span text:style-name="T139"> SQL:</text:span></text:span></text:p>
      <text:p text:style-name="P110">SELECT ... WHERE id &gt; 4;</text:p>
      <text:h text:style-name="P130" text:outline-level="4">gte</text:h>
      <text:p text:style-name="Text_20_body">Больше чем или равно.</text:p>
      <text:h text:style-name="P130" text:outline-level="4">lt</text:h>
      <text:p text:style-name="Text_20_body">Меньше чем.</text:p>
      <text:h text:style-name="P130" text:outline-level="4">lte</text:h>
      <text:p text:style-name="Text_20_body">Меньше чем или равно.</text:p>
      <text:p text:style-name="P109"/>
      <text:h text:style-name="P123" text:outline-level="3"><text:span text:style-name="Основной_20_шрифт_20_абзаца"><text:span text:style-name="T160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0">https://www.djbook.ru/rel1.8/ref/models/querysets.html</text:span></text:span></text:a></text:h>
      <text:h text:style-name="P124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61">Django использует юнит-тестовый модуль -</text:span></text:span><text:span text:style-name="apple-converted-space"><text:span text:style-name="T161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9">встроенный "обнаружитель" тестов</text:span></text:span></text:a><text:span text:style-name="Основной_20_шрифт_20_абзаца"><text:span text:style-name="T161">, который находит тесты в текущей рабочей директории, в любом файле с шаблонным именем</text:span></text:span><text:span text:style-name="Строгий"><text:span text:style-name="T162">test*.py</text:span></text:span><text:span text:style-name="Основной_20_шрифт_20_абзаца"><text:span text:style-name="T161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1">catalog/</text:p>
      <text:p text:style-name="P111"><text:s text:c="2"/>/tests/</text:p>
      <text:p text:style-name="P111"><text:s text:c="4"/>__init__.py</text:p>
      <text:p text:style-name="P111"><text:s text:c="4"/>test_models.py</text:p>
      <text:p text:style-name="P111"><text:s text:c="4"/>test_forms.py</text:p>
      <text:p text:style-name="P112"><text:span text:style-name="Основной_20_шрифт_20_абзаца"><text:span text:style-name="T164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8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05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7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8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79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79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79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8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79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8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23">(</text:span></text:span><text:span text:style-name="Основной_20_шрифт_20_абзаца"><text:span text:style-name="T79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9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17">1 </text:span></text:span><text:span text:style-name="Основной_20_шрифт_20_абзаца"><text:span text:style-name="T25">+ </text:span></text:span><text:span text:style-name="Основной_20_шрифт_20_абзаца"><text:span text:style-name="T117">1</text:span></text:span><text:span text:style-name="Основной_20_шрифт_20_абзаца"><text:span text:style-name="T25">, </text:span></text:span><text:span text:style-name="Основной_20_шрифт_20_абзаца"><text:span text:style-name="T117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315371295" text:style-name="L4">
        <text:list-item>
          <text:p text:style-name="P160"><text:span text:style-name="Основной_20_шрифт_20_абзаца"><text:span text:style-name="T166">setUpTestData() </text:span></text:span><text:span text:style-name="Основной_20_шрифт_20_абзаца"><text:span text:style-name="T162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60"><text:soft-page-break/><text:span text:style-name="Основной_20_шрифт_20_абзаца"><text:span text:style-name="T166">SetUp() </text:span></text:span><text:span text:style-name="Основной_20_шрифт_20_абзаца"><text:span text:style-name="T162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7">Примечание</text:span></text:span><text:span text:style-name="Основной_20_шрифт_20_абзаца"><text:span text:style-name="T168">. Классы тестирования также содержат метод </text:span></text:span><text:span text:style-name="Основной_20_шрифт_20_абзаца"><text:span text:style-name="T166">tearDown()</text:span></text:span><text:span text:style-name="Основной_20_шрифт_20_абзаца"><text:span text:style-name="T168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6">TestCase</text:span></text:span><text:span text:style-name="Основной_20_шрифт_20_абзаца"><text:span text:style-name="T168"> автоматически разрывает соединения с ними.</text:span></text:span></text:p>
      <text:p text:style-name="P5"/>
      <text:p text:style-name="P5"/>
      <text:p text:style-name="P113">Простейшим способом запуска всех тестов является применение следующей команды:</text:p>
      <text:p text:style-name="P112"><text:span text:style-name="Основной_20_шрифт_20_абзаца"><text:span text:style-name="T165">python3 manage.py </text:span></text:span><text:span text:style-name="Основной_20_шрифт_20_абзаца"><text:span text:style-name="T172">test</text:span></text:span></text:p>
      <text:p text:style-name="P5"/>
      <text:p text:style-name="P81"/>
      <text:p text:style-name="Обычный"><text:span text:style-name="Основной_20_шрифт_20_абзаца"><text:span text:style-name="T162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63">verbosity</text:span></text:span><text:span text:style-name="Основной_20_шрифт_20_абзаца"><text:span text:style-name="T162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2"><text:span text:style-name="Основной_20_шрифт_20_абзаца"><text:span text:style-name="T164">python3 manage.py </text:span></text:span><text:span text:style-name="Основной_20_шрифт_20_абзаца"><text:span text:style-name="T173">test</text:span></text:span><text:span text:style-name="Основной_20_шрифт_20_абзаца"><text:span text:style-name="T164"> --verbosity </text:span></text:span><text:span text:style-name="Основной_20_шрифт_20_абзаца"><text:span text:style-name="T174">2</text:span></text:span></text:p>
      <text:p text:style-name="P80"/>
      <text:p text:style-name="P80"/>
      <text:p text:style-name="Обычный"><text:span text:style-name="Основной_20_шрифт_20_абзаца"><text:span text:style-name="T162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6">TestCase</text:span></text:span><text:span text:style-name="Основной_20_шрифт_20_абзаца"><text:span text:style-name="T162">, или методу:</text:span></text:span></text:p>
      <text:p text:style-name="P112"><text:span text:style-name="Основной_20_шрифт_20_абзаца"><text:span text:style-name="T164">python3 manage.py </text:span></text:span><text:span text:style-name="Основной_20_шрифт_20_абзаца"><text:span text:style-name="T173">test</text:span></text:span><text:span text:style-name="Основной_20_шрифт_20_абзаца"><text:span text:style-name="T164"> catalog.tests <text:s text:c="2"/></text:span></text:span><text:span text:style-name="Основной_20_шрифт_20_абзаца"><text:span text:style-name="T175"># Run the specified module</text:span></text:span></text:p>
      <text:p text:style-name="P112"><text:span text:style-name="Основной_20_шрифт_20_абзаца"><text:span text:style-name="T164">python3 manage.py </text:span></text:span><text:span text:style-name="Основной_20_шрифт_20_абзаца"><text:span text:style-name="T173">test</text:span></text:span><text:span text:style-name="Основной_20_шрифт_20_абзаца"><text:span text:style-name="T164"> catalog.tests.test_models <text:s/></text:span></text:span><text:span text:style-name="Основной_20_шрифт_20_абзаца"><text:span text:style-name="T175"># Run the specified module</text:span></text:span></text:p>
      <text:p text:style-name="P112"><text:span text:style-name="Основной_20_шрифт_20_абзаца"><text:span text:style-name="T164">python3 manage.py </text:span></text:span><text:span text:style-name="Основной_20_шрифт_20_абзаца"><text:span text:style-name="T173">test</text:span></text:span><text:span text:style-name="Основной_20_шрифт_20_абзаца"><text:span text:style-name="T164"> catalog.tests.test_models.YourTestClass </text:span></text:span><text:span text:style-name="Основной_20_шрифт_20_абзаца"><text:span text:style-name="T175"># Run the specified class</text:span></text:span></text:p>
      <text:p text:style-name="P112"><text:span text:style-name="Основной_20_шрифт_20_абзаца"><text:span text:style-name="T164">python3 manage.py </text:span></text:span><text:span text:style-name="Основной_20_шрифт_20_абзаца"><text:span text:style-name="T173">test</text:span></text:span><text:span text:style-name="Основной_20_шрифт_20_абзаца"><text:span text:style-name="T164"> catalog.tests.test_models.YourTestClass.test_one_plus_one_equals_two <text:s/></text:span></text:span><text:span text:style-name="Основной_20_шрифт_20_абзаца"><text:span text:style-name="T175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51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27" text:outline-level="3"><text:soft-page-break/>Загрузка фикстур</text:h>
      <text:h text:style-name="P127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8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8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8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8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4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4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4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4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31">setUp(</text:span></text:span><text:span text:style-name="Основной_20_шрифт_20_абзаца"><text:span text:style-name="T130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9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30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9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08">Что произойдет:</text:p>
      <text:list xml:id="list2971079693" text:style-name="L5">
        <text:list-item>
          <text:p text:style-name="P161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8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8">migrate</text:span></text:span></text:a><text:span text:style-name="Основной_20_шрифт_20_абзаца"><text:span text:style-name="T49">.</text:span></text:span></text:p>
        </text:list-item>
        <text:list-item>
          <text:p text:style-name="P161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8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8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8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52">По умолчанию фикстуры загружаются в базу данных </text:span></text:span><text:span text:style-name="Основной_20_шрифт_20_абзаца"><text:span text:style-name="T138">default</text:span></text:span><text:span text:style-name="Основной_20_шрифт_20_абзаца"><text:span text:style-name="T152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8">multi_db=True</text:span></text:span></text:a><text:span text:style-name="Основной_20_шрифт_20_абзаца"><text:span text:style-name="T152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6">В django есть возможность сделать так, чтобы данные автоматически вставлялись в базу данных при</text:span></text:span><text:span text:style-name="apple-converted-space"><text:span text:style-name="T176"> </text:span></text:span><text:span text:style-name="Основной_20_шрифт_20_абзаца"><text:span text:style-name="T177">syncdb</text:span></text:span><text:span text:style-name="apple-converted-space"><text:span text:style-name="T176"> </text:span></text:span><text:span text:style-name="Основной_20_шрифт_20_абзаца"><text:span text:style-name="T176">проекта.</text:span></text:span><text:span text:style-name="Основной_20_шрифт_20_абзаца"><text:span text:style-name="T178"><text:line-break/></text:span></text:span><text:span text:style-name="Основной_20_шрифт_20_абзаца"><text:span text:style-name="T176">Для этого существуют</text:span></text:span><text:span text:style-name="apple-converted-space"><text:span text:style-name="T176"> </text:span></text:span><text:span text:style-name="Основной_20_шрифт_20_абзаца"><text:span text:style-name="T179">fixtures</text:span></text:span><text:span text:style-name="apple-converted-space"><text:span text:style-name="T176"> </text:span></text:span><text:span text:style-name="Основной_20_шрифт_20_абзаца"><text:span text:style-name="T176">- представления данных ваших приложений в форматах .json/.xml/.yaml</text:span></text:span><text:span text:style-name="Основной_20_шрифт_20_абзаца"><text:span text:style-name="T178"><text:line-break/><text:line-break/></text:span></text:span></text:p>
      <text:h text:style-name="P131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6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8"><text:line-break/></text:span></text:span><text:span text:style-name="Основной_20_шрифт_20_абзаца"><text:span text:style-name="T176">По умолчанию фикстуры нужно хранить в папке</text:span></text:span><text:span text:style-name="apple-converted-space"><text:span text:style-name="T176"> </text:span></text:span><text:span text:style-name="Основной_20_шрифт_20_абзаца"><text:span text:style-name="T177">fixtures</text:span></text:span><text:span text:style-name="Основной_20_шрифт_20_абзаца"><text:span text:style-name="T176">, которую нужно создать внутри каждого приложения.</text:span></text:span><text:span text:style-name="Основной_20_шрифт_20_абзаца"><text:span text:style-name="T178"><text:line-break/></text:span></text:span><text:span text:style-name="Основной_20_шрифт_20_абзаца"><text:span text:style-name="T176">Если фикстуры сохраняются в файл с названием</text:span></text:span><text:span text:style-name="apple-converted-space"><text:span text:style-name="T176"> </text:span></text:span><text:span text:style-name="Основной_20_шрифт_20_абзаца"><text:span text:style-name="T177">initial_data</text:span></text:span><text:span text:style-name="Основной_20_шрифт_20_абзаца"><text:span text:style-name="T176">, то при каждом</text:span></text:span><text:span text:style-name="apple-converted-space"><text:span text:style-name="T176"> </text:span></text:span><text:span text:style-name="Основной_20_шрифт_20_абзаца"><text:span text:style-name="T177">syncdb</text:span></text:span><text:span text:style-name="apple-converted-space"><text:span text:style-name="T176"> </text:span></text:span><text:span text:style-name="Основной_20_шрифт_20_абзаца"><text:span text:style-name="T176">фикстуры будут загружаться в базу данных вашего проекта.</text:span></text:span><text:span text:style-name="Основной_20_шрифт_20_абзаца"><text:span text:style-name="T178"><text:line-break/><text:line-break/></text:span></text:span></text:p>
      <text:h text:style-name="P131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6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8"><text:line-break/></text:span></text:span><text:span text:style-name="Основной_20_шрифт_20_абзаца"><text:span text:style-name="T176">Здесь мы вручную загружаем в базу данных приложения</text:span></text:span><text:span text:style-name="apple-converted-space"><text:span text:style-name="T176"> </text:span></text:span><text:span text:style-name="Основной_20_шрифт_20_абзаца"><text:span text:style-name="T177">myapp</text:span></text:span><text:span text:style-name="apple-converted-space"><text:span text:style-name="T176"> </text:span></text:span><text:span text:style-name="Основной_20_шрифт_20_абзаца"><text:span text:style-name="T176">данные, сохраненные в файле</text:span></text:span><text:span text:style-name="apple-converted-space"><text:span text:style-name="T176"> </text:span></text:span><text:span text:style-name="Основной_20_шрифт_20_абзаца"><text:span text:style-name="T177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8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8">with </text:span></text:span><text:span text:style-name="Основной_20_шрифт_20_абзаца"><text:span text:style-name="T70">open</text:span></text:span><text:span text:style-name="Основной_20_шрифт_20_абзаца"><text:span text:style-name="T23">(</text:span></text:span><text:span text:style-name="Основной_20_шрифт_20_абзаца"><text:span text:style-name="T79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9">'r'</text:span></text:span><text:span text:style-name="Основной_20_шрифт_20_абзаца"><text:span text:style-name="T23">, </text:span></text:span><text:span text:style-name="Основной_20_шрифт_20_абзаца"><text:span text:style-name="T100">encoding</text:span></text:span><text:span text:style-name="Основной_20_шрифт_20_абзаца"><text:span text:style-name="T23">=</text:span></text:span><text:span text:style-name="Основной_20_шрифт_20_абзаца"><text:span text:style-name="T79">'utf-8'</text:span></text:span><text:span text:style-name="Основной_20_шрифт_20_абзаца"><text:span text:style-name="T23">) </text:span></text:span><text:span text:style-name="Основной_20_шрифт_20_абзаца"><text:span text:style-name="T68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70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00">indent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6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10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5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5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5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5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9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5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71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5">"name"</text:span></text:span><text:span text:style-name="Основной_20_шрифт_20_абзаца"><text:span text:style-name="T33">, </text:span></text:span><text:span text:style-name="Основной_20_шрифт_20_абзаца"><text:span text:style-name="T85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 </text:span></text:span><text:span text:style-name="Основной_20_шрифт_20_абзаца"><text:span text:style-name="T75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10">"""Email subscription form."""<text:line-break/> <text:s text:c="3"/></text:span></text:span><text:span text:style-name="Основной_20_шрифт_20_абзаца"><text:span text:style-name="T75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5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5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10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102">max_length</text:span></text:span><text:span text:style-name="Основной_20_шрифт_20_абзаца"><text:span text:style-name="T33">=</text:span></text:span><text:span text:style-name="Основной_20_шрифт_20_абзаца"><text:span text:style-name="T119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102">max_length</text:span></text:span><text:span text:style-name="Основной_20_шрифт_20_абзаца"><text:span text:style-name="T33">=</text:span></text:span><text:span text:style-name="Основной_20_шрифт_20_абзаца"><text:span text:style-name="T119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127">__str__</text:span></text:span><text:span text:style-name="Основной_20_шрифт_20_абзаца"><text:span text:style-name="T33">(</text:span></text:span><text:span text:style-name="Основной_20_шрифт_20_абзаца"><text:span text:style-name="T13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5">return </text:span></text:span><text:span text:style-name="Основной_20_шрифт_20_абзаца"><text:span text:style-name="T131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5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5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5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5">'</text:span></text:span><text:span text:style-name="Основной_20_шрифт_20_абзаца"><text:span text:style-name="T86">Вы</text:span></text:span><text:span text:style-name="Основной_20_шрифт_20_абзаца"><text:span text:style-name="T85"> </text:span></text:span><text:span text:style-name="Основной_20_шрифт_20_абзаца"><text:span text:style-name="T86">подписались</text:span></text:span><text:span text:style-name="Основной_20_шрифт_20_абзаца"><text:span text:style-name="T85"> </text:span></text:span><text:span text:style-name="Основной_20_шрифт_20_абзаца"><text:span text:style-name="T86">на</text:span></text:span><text:span text:style-name="Основной_20_шрифт_20_абзаца"><text:span text:style-name="T85"> </text:span></text:span><text:span text:style-name="Основной_20_шрифт_20_абзаца"><text:span text:style-name="T86">рассылку</text:span></text:span><text:span text:style-name="Основной_20_шрифт_20_абзаца"><text:span text:style-name="T85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5">'</text:span></text:span><text:span text:style-name="Основной_20_шрифт_20_абзаца"><text:span text:style-name="T86">Мы</text:span></text:span><text:span text:style-name="Основной_20_шрифт_20_абзаца"><text:span text:style-name="T85"> </text:span></text:span><text:span text:style-name="Основной_20_шрифт_20_абзаца"><text:span text:style-name="T86">будем</text:span></text:span><text:span text:style-name="Основной_20_шрифт_20_абзаца"><text:span text:style-name="T85"> </text:span></text:span><text:span text:style-name="Основной_20_шрифт_20_абзаца"><text:span text:style-name="T86">присылать</text:span></text:span><text:span text:style-name="Основной_20_шрифт_20_абзаца"><text:span text:style-name="T85"> </text:span></text:span><text:span text:style-name="Основной_20_шрифт_20_абзаца"><text:span text:style-name="T86">Вам</text:span></text:span><text:span text:style-name="Основной_20_шрифт_20_абзаца"><text:span text:style-name="T85"> </text:span></text:span><text:span text:style-name="Основной_20_шрифт_20_абзаца"><text:span text:style-name="T86">много</text:span></text:span><text:span text:style-name="Основной_20_шрифт_20_абзаца"><text:span text:style-name="T85"> </text:span></text:span><text:span text:style-name="Основной_20_шрифт_20_абзаца"><text:span text:style-name="T86">спама</text:span></text:span><text:span text:style-name="Основной_20_шрифт_20_абзаца"><text:span text:style-name="T85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2">fail_silently</text:span></text:span><text:span text:style-name="Основной_20_шрифт_20_абзаца"><text:span text:style-name="T33">=</text:span></text:span><text:span text:style-name="Основной_20_шрифт_20_абзаца"><text:span text:style-name="T75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5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view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5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102">name</text:span></text:span><text:span text:style-name="Основной_20_шрифт_20_абзаца"><text:span text:style-name="T33">=</text:span></text:span><text:span text:style-name="Основной_20_шрифт_20_абзаца"><text:span text:style-name="T85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6">views.py:</text:span></text:span><text:span text:style-name="Основной_20_шрифт_20_абзаца"><text:span text:style-name="T108">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5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form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models </text:span></text:span><text:span text:style-name="Основной_20_шрифт_20_абзаца"><text:span text:style-name="T75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.service </text:span></text:span><text:span text:style-name="Основной_20_шрифт_20_абзаца"><text:span text:style-name="T75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10"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10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5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5">'main/contact.html'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31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10"><text:line-break/> <text:s text:c="7"/></text:span></text:span><text:span text:style-name="Основной_20_шрифт_20_абзаца"><text:span text:style-name="T75">return </text:span></text:span><text:span text:style-name="Основной_20_шрифт_20_абзаца"><text:span text:style-name="T77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20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html </text:span></text:span><text:span text:style-name="Основной_20_шрифт_20_абзаца"><text:span text:style-name="T120">lang</text:span></text:span><text:span text:style-name="Основной_20_шрифт_20_абзаца"><text:span text:style-name="T125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meta </text:span></text:span><text:span text:style-name="Основной_20_шрифт_20_абзаца"><text:span text:style-name="T120">charset</text:span></text:span><text:span text:style-name="Основной_20_шрифт_20_абзаца"><text:span text:style-name="T125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6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6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6">form </text:span></text:span><text:span text:style-name="Основной_20_шрифт_20_абзаца"><text:span text:style-name="T120">action</text:span></text:span><text:span text:style-name="Основной_20_шрифт_20_абзаца"><text:span text:style-name="T125">="{% url 'contact' %}" </text:span></text:span><text:span text:style-name="Основной_20_шрифт_20_абзаца"><text:span text:style-name="T120">method</text:span></text:span><text:span text:style-name="Основной_20_шрифт_20_абзаца"><text:span text:style-name="T125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6">button </text:span></text:span><text:span text:style-name="Основной_20_шрифт_20_абзаца"><text:span text:style-name="T120">type</text:span></text:span><text:span text:style-name="Основной_20_шрифт_20_абзаца"><text:span text:style-name="T125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6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6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6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6">/send_email/send_email/urls.py:</text:span></text:span></text:p>
      <text:p text:style-name="P20"><text:span text:style-name="Основной_20_шрифт_20_абзаца"><text:span text:style-name="T75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5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5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5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5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5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1"/>
      <text:p text:style-name="P91"/>
      <text:p text:style-name="P136">CreateView</text:p>
      <text:p text:style-name="P137">Выводит форму, проверяет введенные данные в нее и создает на их основе новую запись.</text:p>
      <text:p text:style-name="P137"/>
      <text:p text:style-name="P135"><text:span text:style-name="T180">from </text:span>django.views.generic.list <text:span text:style-name="T180">import </text:span>ListView</text:p>
      <text:p text:style-name="P135"/>
      <text:p text:style-name="P135"><text:span text:style-name="T180">class </text:span><text:span text:style-name="T8">BbCreateView</text:span>(CreateView):<text:line-break/> <text:s text:c="3"/><text:span text:style-name="T233"># Атрибут, задает ссылку на класс модели, на основе которой будет создана форма</text:span><text:line-break/><text:span text:style-name="T208"> <text:s text:c="3"/></text:span>model = Bb<text:line-break/><text:line-break/> <text:s text:c="3"/><text:span text:style-name="T233"># Атрибут, указывает последовательность имен полей модели, который должны</text:span><text:span text:style-name="T254"><text:line-break/></text:span><text:span text:style-name="T233"> <text:s text:c="3"/># присутствовать в форме. Можно указать либо модель и список ее полей</text:span><text:span text:style-name="T254"><text:line-break/></text:span><text:span text:style-name="T233"> <text:s text:c="3"/># в атрибутах model и fields, либо непостедственно класс формы</text:span><text:span text:style-name="T254"><text:line-break/></text:span><text:span text:style-name="T233"> <text:s text:c="3"/># в атрибуте form_class, но никак не одновременно и то, и другое.</text:span><text:span text:style-name="T254"><text:line-break/></text:span><text:span text:style-name="T233"> <text:s text:c="3"/># Если указан атрибут model, то обязательно слудует задать также и</text:span><text:span text:style-name="T254"><text:line-break/></text:span><text:span text:style-name="T233"> <text:s text:c="3"/># атрибут fields.</text:span><text:line-break/><text:span text:style-name="T208"> <text:s text:c="3"/></text:span>fields = [<text:span text:style-name="T92">'title'</text:span>, <text:span text:style-name="T92">'content'</text:span>, <text:span text:style-name="T92">'price'</text:span>, <text:span text:style-name="T92">'kind'</text:span>, <text:span text:style-name="T92">'rubric'</text:span>]<text:line-break/><text:line-break/> <text:s text:c="3"/><text:span text:style-name="T233"># путь к файлу шаблона, создающего страницу с формой;</text:span><text:span text:style-name="T254"><text:line-break/></text:span><text:span text:style-name="T233"> <text:s text:c="3"/># По умолчанию к названии модели добавляется суффикс '_form',</text:span><text:span text:style-name="T254"><text:line-break/></text:span><text:span text:style-name="T233"> <text:s text:c="3"/># В данном случает будет 'bb_form'.</text:span><text:line-break/><text:span text:style-name="T208"> <text:s text:c="3"/></text:span>template_name = <text:span text:style-name="T92">'bboard/bb_create.html'</text:span><text:line-break/><text:line-break/><text:span text:style-name="T92"> <text:s text:c="2"/></text:span><text:span text:style-name="T93"><text:s/></text:span><text:span text:style-name="T233"># Атрибут, хранящий словарь с изначальными данными для занесения в только</text:span><text:span text:style-name="T254"><text:line-break/></text:span><text:span text:style-name="T233"> <text:s text:c="3"/># что созданную форму. Ключи элементов этого словаря должны</text:span><text:span text:style-name="T254"><text:line-break/></text:span><text:span text:style-name="T233"> <text:s text:c="3"/># соответствовать полям формы, а значения элементов зададут значения полей</text:span><text:line-break/><text:span text:style-name="T208"> <text:s text:c="3"/></text:span>initial = {<text:span text:style-name="T92">'price'</text:span>: <text:span text:style-name="T245">0.0</text:span>}<text:line-break/><text:line-break/> <text:s text:c="3"/><text:span text:style-name="T233"># ссылка на класс формы, связанной с моделью;</text:span><text:span text:style-name="T254"><text:line-break/></text:span><text:span text:style-name="T233"> <text:s text:c="3"/># form_class = BbForm</text:span><text:line-break/><text:line-break/><text:span text:style-name="T208"> <text:s text:c="3"/></text:span><text:span text:style-name="T233"># интернет-адрес для перенаправления после успешного сохранения данных;</text:span><text:line-break/><text:span text:style-name="T208"> <text:s text:c="3"/></text:span>success_url = reverse_lazy(<text:span text:style-name="T92">'index'</text:span>)</text:p>
      <text:p text:style-name="P163"/>
      <text:p text:style-name="P163"/>
      <text:p text:style-name="P163"/>
      <text:p text:style-name="P133"><text:soft-page-break/><text:span text:style-name="T196">ListView</text:span></text:p>
      <text:p text:style-name="P116"><text:span text:style-name="T195">К</text:span><text:span text:style-name="T194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20"/>
      <text:p text:style-name="P119"># views.py</text:p>
      <text:p text:style-name="P120"><text:span text:style-name="T180">from </text:span>django.views.generic.list <text:span text:style-name="T180">import </text:span>ListView</text:p>
      <text:p text:style-name="P117"/>
      <text:p text:style-name="P115"><text:span text:style-name="T185">class </text:span><text:span text:style-name="T61">BbByRubricListView</text:span><text:span text:style-name="T192">(ListView):</text:span><text:line-break/><text:span text:style-name="T192"> <text:s text:c="3"/></text:span><text:span text:style-name="T221"># Задает модель</text:span><text:line-break/><text:span text:style-name="T211"> <text:s text:c="3"/></text:span><text:span text:style-name="T192">model = Bb</text:span><text:line-break/><text:line-break/><text:span text:style-name="T192"> <text:s text:c="3"/></text:span><text:span text:style-name="T221"># Указывает либо диспечер записей (Manager), либо исходный набор</text:span><text:span text:style-name="T244"><text:line-break/></text:span><text:span text:style-name="T221"> <text:s text:c="3"/># записей (QuerySet), из которого будут извлекаться записи.</text:span><text:line-break/><text:span text:style-name="T211"> <text:s text:c="3"/></text:span><text:span text:style-name="T192">queryset = Bb.objects.all()</text:span><text:line-break/><text:line-break/><text:span text:style-name="T192"> <text:s text:c="3"/></text:span><text:span text:style-name="T221"># Если не указан путь к шаблону - значит, класс будет искать шаблон</text:span><text:span text:style-name="T244"><text:line-break/></text:span><text:span text:style-name="T221"> <text:s text:c="3"/># со сформированныйм по умолчанию путем.</text:span><text:span text:style-name="T244"><text:line-break/></text:span><text:span text:style-name="T221"> <text:s text:c="3"/># В данном примере будет путь 'bb_list.html'</text:span><text:line-break/><text:span text:style-name="T211"> <text:s text:c="3"/></text:span><text:span text:style-name="T192">template_name = </text:span><text:span text:style-name="T182">None</text:span><text:line-break/><text:line-break/><text:span text:style-name="T182"> <text:s text:c="3"/></text:span><text:span text:style-name="T221"># Атрибут, хранящий строку с суфиксом, который будет добавлен к</text:span><text:span text:style-name="T244"><text:line-break/></text:span><text:span text:style-name="T221"> <text:s text:c="3"/># автоматически сгенерированному пути к шаблону (по умолчанию: '_list').</text:span><text:line-break/><text:span text:style-name="T211"> <text:s text:c="3"/></text:span><text:span text:style-name="T192">template_name_suffix = </text:span><text:span text:style-name="T87">'_list'</text:span><text:line-break/><text:line-break/><text:span text:style-name="T87"> <text:s text:c="3"/></text:span><text:span text:style-name="T221"># template_engine = None</text:span><text:span text:style-name="T244"><text:line-break/></text:span><text:span text:style-name="T221"> <text:s text:c="3"/># response_class = TemplateResponse</text:span><text:span text:style-name="T244"><text:line-break/></text:span><text:span text:style-name="T221"> <text:s text:c="3"/># content_type = None</text:span><text:span text:style-name="T244"><text:line-break/><text:line-break/></text:span><text:span text:style-name="T221"> <text:s text:c="3"/># Атрибут. Значение True разрешает извлечение 'пустой', т.е. не содержащей</text:span><text:span text:style-name="T244"><text:line-break/></text:span><text:span text:style-name="T221"> <text:s text:c="3"/># ни одной записи, части пагинатора (поведение по умолчанию).</text:span><text:span text:style-name="T244"><text:line-break/></text:span><text:span text:style-name="T221"> <text:s text:c="3"/># Значение False, напротив, предписывает при попытке извленчения 'пустой'</text:span><text:span text:style-name="T244"><text:line-break/></text:span><text:span text:style-name="T221"> <text:s text:c="3"/># части возбуждать исключение Http404.</text:span><text:line-break/><text:span text:style-name="T211"> <text:s text:c="3"/></text:span><text:span text:style-name="T192">allow_empty = </text:span><text:span text:style-name="T182">True</text:span><text:line-break/><text:line-break/><text:span text:style-name="T182"> <text:s text:c="2"/></text:span><text:span text:style-name="T183"><text:s/></text:span><text:span text:style-name="T221"># Атрибут, задающий целочисленное количество записей в одной части паринатора.</text:span><text:span text:style-name="T244"><text:line-break/></text:span><text:span text:style-name="T221"> <text:s text:c="3"/># Если не указан или его значение равно None, набор записей</text:span><text:span text:style-name="T244"><text:line-break/></text:span><text:span text:style-name="T221"> <text:s text:c="3"/># не будет разбиваться на части.</text:span><text:line-break/><text:span text:style-name="T211"> <text:s text:c="3"/></text:span><text:span text:style-name="T192">paginate_by = </text:span><text:span text:style-name="T182">None</text:span><text:line-break/><text:line-break/><text:span text:style-name="T182"> <text:s text:c="3"/></text:span><text:span text:style-name="T221"># Атрибут, задающий целочисленное минимальное число записей, которые могут</text:span><text:span text:style-name="T244"><text:line-break/></text:span><text:span text:style-name="T221"> <text:s text:c="3"/># присутствовать в последней части пагинатора.</text:span><text:span text:style-name="T244"><text:line-break/></text:span><text:span text:style-name="T221"> <text:s text:c="3"/># Если последняя часть пагинатора содержит меньше записей,</text:span><text:span text:style-name="T244"><text:line-break/></text:span><text:span text:style-name="T221"> <text:s text:c="3"/># то оставшиеся запису будут выведены в предыдущей части.</text:span><text:span text:style-name="T244"><text:line-break/></text:span><text:span text:style-name="T221"> <text:s text:c="3"/># Если задать значение 0, то в последней части может присутствовать сколько</text:span><text:span text:style-name="T244"><text:line-break/></text:span><text:span text:style-name="T221"> <text:s text:c="3"/># угодно записей (поведение по умолчани).</text:span><text:line-break/><text:span text:style-name="T211"> <text:s text:c="3"/></text:span><text:span text:style-name="T192">paginate_orphans = </text:span><text:span text:style-name="T246">0</text:span><text:line-break/><text:line-break/><text:span text:style-name="T246"> <text:s text:c="3"/></text:span><text:span text:style-name="T221"># Задает имя переменной контекста шаблона, в которой будет сохранена</text:span><text:span text:style-name="T244"><text:line-break/></text:span><text:span text:style-name="T221"> <text:s text:c="3"/># найденная запись.</text:span></text:p>
      <text:p text:style-name="P115"><text:span text:style-name="T221"><text:s text:c="4"/></text:span><text:span text:style-name="T222"># </text:span><text:span text:style-name="T221">По умолчанию в контексте шаблона будет создана переменная с названием<text:line-break/> <text:s text:c="3"/># класса модели, </text:span><text:span text:style-name="T223">с суфиксом „_list“</text:span><text:span text:style-name="T221">в данном случае будет созданна переменная bb_</text:span><text:span text:style-name="T223">list</text:span><text:span text:style-name="T221">,<text:line-break/> <text:s text:c="3"/># хранящая найденную запись, а также переменную object_</text:span><text:span text:style-name="T223">list</text:span><text:span text:style-name="T221">, чтобы успешно <text:line-break/> <text:s text:c="3"/># работали наследуемые им примеси.</text:span><text:line-break/><text:span text:style-name="T211"> <text:s text:c="3"/></text:span><text:span text:style-name="T192">context_object_name = </text:span><text:span text:style-name="T182">None</text:span><text:line-break/><text:line-break/><text:span text:style-name="T182"> <text:s text:c="3"/></text:span><text:span text:style-name="T221"># Атрибут, указывающий класс используемого пагинатора</text:span><text:span text:style-name="T244"><text:line-break/></text:span><text:span text:style-name="T221"> <text:s text:c="3"/># (по умолчанию: Paginator из модуля django.core.paginator).</text:span><text:span text:style-name="T244"><text:line-break/></text:span><text:span text:style-name="T221"> <text:s text:c="3"/># paginator_class = Paginator</text:span><text:span text:style-name="T244"><text:line-break/><text:line-break/></text:span><text:span text:style-name="T221"> <text:s text:c="3"/># Указыввает имя URL- или GET-параметра, через который будет передаваться</text:span><text:line-break/><text:span text:style-name="T211"> <text:s/></text:span><text:span text:style-name="T221"><text:s text:c="2"/># номер выводимой части пагинатора, в виде строки (по умолчанию: "page").</text:span><text:line-break/><text:span text:style-name="T211"> <text:s text:c="3"/></text:span><text:span text:style-name="T192">page_kwarg = </text:span><text:span text:style-name="T87">'page'</text:span><text:line-break/><text:line-break/><text:span text:style-name="T87"> <text:s text:c="3"/></text:span><text:span text:style-name="T221"># Задает параметры сортировки записей. Значение может быть указано в виде:</text:span><text:span text:style-name="T244"><text:line-break/></text:span><text:soft-page-break/><text:span text:style-name="T221"> <text:s text:c="3"/># <text:s text:c="3"/>- строки с именем поля, для сортироваки толдько по этому полю.</text:span><text:span text:style-name="T244"><text:line-break/></text:span><text:span text:style-name="T221"> <text:s text:c="3"/># По умолчанию будет выполняться сортировака по возврастанию значения поля.</text:span><text:span text:style-name="T244"><text:line-break/></text:span><text:span text:style-name="T221"> <text:s text:c="3"/># Чтобы указать сортировку по убыванию, нужно предварить имя поля</text:span><text:span text:style-name="T244"><text:line-break/></text:span><text:span text:style-name="T221"> <text:s text:c="3"/># символом "минус".</text:span><text:span text:style-name="T244"><text:line-break/></text:span><text:span text:style-name="T221"> <text:s text:c="3"/># <text:s text:c="3"/>- последовательности строк с именами полей - для сортировки сразу</text:span><text:span text:style-name="T244"><text:line-break/></text:span><text:span text:style-name="T221"> <text:s text:c="3"/># по нескольким полям.</text:span><text:line-break/><text:span text:style-name="T211"> <text:s text:c="3"/></text:span><text:span text:style-name="T192">ordering = </text:span><text:span text:style-name="T182">None</text:span></text:p>
      <text:p text:style-name="P118"/>
      <text:p text:style-name="P114"><text:span text:style-name="T183"><text:s text:c="4"/></text:span><text:span text:style-name="T221"># Метод, возвращает исходый набор записей (QuerySet), </text:span><text:span text:style-name="T244"><text:line-break/> <text:s text:c="3"/></text:span><text:span text:style-name="T221"># из которого будут извлекаться записи.</text:span><text:line-break/> <text:s text:c="3"/><text:span text:style-name="T182">def </text:span><text:span text:style-name="T61">get_queryset</text:span><text:span text:style-name="T192">(</text:span><text:span text:style-name="T132">self</text:span><text:span text:style-name="T192">):</text:span><text:line-break/><text:span text:style-name="T192"> <text:s text:c="7"/></text:span><text:span text:style-name="T182">return </text:span><text:span text:style-name="T192">Bb.objects.filter(</text:span><text:span text:style-name="T103">rubric</text:span><text:span text:style-name="T192">=</text:span><text:span text:style-name="T132">self</text:span><text:span text:style-name="T192">.kwargs[</text:span><text:span text:style-name="T87">'pk'</text:span><text:span text:style-name="T192">])</text:span></text:p>
      <text:p text:style-name="P147"/>
      <text:p text:style-name="P134"/>
      <text:p text:style-name="P164">DetailView</text:p>
      <text:p text:style-name="P16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66"/>
      <text:p text:style-name="P152"># views.py</text:p>
      <text:p text:style-name="P144"><text:span text:style-name="T181">from </text:span><text:span text:style-name="T191">django.views.generic.detail </text:span><text:span text:style-name="T181">import </text:span><text:span text:style-name="T191">DetailView</text:span></text:p>
      <text:p text:style-name="P141"><text:line-break/><text:span text:style-name="T181">class </text:span><text:span text:style-name="T60">BbDetailView_</text:span><text:span text:style-name="T191">(DetailView):</text:span><text:line-break/><text:span text:style-name="T191"> <text:s text:c="3"/></text:span><text:span text:style-name="T217"># Задает модель (обязателен к заполнению)</text:span><text:line-break/><text:span text:style-name="T208"> <text:s text:c="3"/></text:span><text:span text:style-name="T191">model = Bb</text:span><text:line-break/><text:span text:style-name="T191"> <text:s text:c="3"/></text:span><text:span text:style-name="T217"># Если не указан путь к шаблону - значит, класс будет искать шаблон</text:span><text:span text:style-name="T244"><text:line-break/></text:span><text:span text:style-name="T217"> <text:s text:c="3"/># со сформированныйм по умолчанию путем.</text:span><text:span text:style-name="T244"><text:line-break/></text:span><text:span text:style-name="T217"> <text:s text:c="3"/># В данном примере будет путь 'bb_detail.html'</text:span><text:line-break/><text:span text:style-name="T208"> <text:s text:c="3"/></text:span><text:span text:style-name="T191">template_name = </text:span><text:span text:style-name="T181">None</text:span><text:line-break/><text:span text:style-name="T181"> <text:s text:c="3"/></text:span><text:span text:style-name="T217"># Задает имя поля модели, в котором хранится слаг (по умолчанию: 'slug')</text:span><text:line-break/><text:span text:style-name="T208"> <text:s text:c="3"/></text:span><text:span text:style-name="T191">slug_field = </text:span><text:span text:style-name="T87">'slug'</text:span><text:line-break/><text:span text:style-name="T87"> <text:s text:c="3"/></text:span><text:span text:style-name="T217"># Задает имя URL-параметра, через который контроллер-класс получит</text:span><text:span text:style-name="T244"><text:line-break/></text:span><text:span text:style-name="T217"> <text:s text:c="3"/># слаг (по умолчанию: 'slug')</text:span><text:line-break/><text:span text:style-name="T208"> <text:s text:c="3"/></text:span><text:span text:style-name="T191">slug_url_kwarg = </text:span><text:span text:style-name="T87">'slug'</text:span><text:line-break/><text:span text:style-name="T87"> <text:s text:c="3"/></text:span><text:span text:style-name="T217"># Задает июя URL-параметра, через который контроллер-класс получит</text:span><text:span text:style-name="T244"><text:line-break/></text:span><text:span text:style-name="T217"> <text:s text:c="3"/># ключ записи (по умолчанию: 'p</text:span><text:span text:style-name="T219">k</text:span><text:span text:style-name="T217">')</text:span><text:line-break/><text:span text:style-name="T208"> <text:s text:c="3"/></text:span><text:span text:style-name="T191">pk_url_kwarg = </text:span><text:span text:style-name="T87">'pk'</text:span><text:line-break/><text:span text:style-name="T87"> <text:s text:c="3"/></text:span><text:span text:style-name="T217"># Задает имя переменной контекста шаблона, в которой будет сохранена</text:span><text:span text:style-name="T244"><text:line-break/></text:span><text:span text:style-name="T217"> <text:s text:c="3"/># найденная запись</text:span><text:span text:style-name="T218">.</text:span></text:p>
      <text:p text:style-name="P142"><text:span text:style-name="T212"><text:s text:c="4"/></text:span><text:bookmark text:name="__DdeLink__14501_3613248511"/><text:span text:style-name="T216"># </text:span><text:span text:style-name="T215">По умолчанию в контексте шаблона будет создана переменная с названием</text:span><text:span text:style-name="T242"><text:line-break/> <text:s text:c="3"/></text:span><text:span text:style-name="T215"># класса модели, в данном случае будет созданна переменная bb,</text:span><text:span text:style-name="T242"><text:line-break/> <text:s text:c="3"/></text:span><text:span text:style-name="T215"># хранящая найденную запись, а также переменную object, чтобы успешно </text:span><text:span text:style-name="T242"><text:line-break/> <text:s text:c="3"/></text:span><text:span text:style-name="T215"># работали наследуемые им примеси.</text:span><text:span text:style-name="T243"><text:line-break/></text:span><text:span text:style-name="T214"> <text:s text:c="3"/></text:span><text:span text:style-name="T193">context_object_name = </text:span><text:span text:style-name="T184">None</text:span><text:span text:style-name="T243"><text:line-break/><text:line-break/></text:span><text:span text:style-name="T184"> <text:s text:c="3"/></text:span><text:span text:style-name="T213"># Переопределеный метод, если требуется что-то добавить в контекст шаблона.</text:span><text:span text:style-name="T243"><text:line-break/></text:span><text:span text:style-name="T214"> <text:s text:c="3"/></text:span><text:span text:style-name="T184">def </text:span><text:span text:style-name="T62">get_context_data</text:span><text:span text:style-name="T193">(</text:span><text:span text:style-name="T133">self</text:span><text:span text:style-name="T193">, **kwargs):</text:span><text:span text:style-name="T243"><text:line-break/></text:span><text:span text:style-name="T193"> <text:s text:c="7"/>context = </text:span><text:span text:style-name="T78">super</text:span><text:span text:style-name="T193">().get_context_data(**kwargs)</text:span><text:span text:style-name="T243"><text:line-break/></text:span><text:span text:style-name="T193"> <text:s text:c="7"/>context[</text:span><text:span text:style-name="T88">'rubrics'</text:span><text:span text:style-name="T193">] = Rubric.objects.all()</text:span><text:span text:style-name="T243"><text:line-break/></text:span><text:span text:style-name="T193"> <text:s text:c="7"/></text:span><text:span text:style-name="T184">return </text:span><text:span text:style-name="T193">context</text:span><text:span text:style-name="T243"><text:line-break/><text:line-break/></text:span></text:p>
      <text:p text:style-name="P148"><text:span text:style-name="T234"># urls.py</text:span><text:span text:style-name="T256"><text:line-break/></text:span><text:span text:style-name="T188">from </text:span><text:span text:style-name="T256">django.urls </text:span><text:span text:style-name="T188">import </text:span><text:span text:style-name="T256">path<text:line-break/></text:span><text:span text:style-name="T188">from </text:span><text:span text:style-name="T256">.views </text:span><text:span text:style-name="T188">import </text:span><text:span text:style-name="T256">BbDetailView<text:line-break/><text:line-break/>urlpatterns = [<text:line-break/> <text:s text:c="3"/>path(</text:span><text:span text:style-name="T94">'detail/&lt;int:pk&gt;/'</text:span><text:span text:style-name="T256">, BbDetailView.as_view(), </text:span><text:span text:style-name="T104">name</text:span><text:span text:style-name="T256">=</text:span><text:span text:style-name="T94">'detail_url'</text:span><text:span text:style-name="T256">),<text:line-break/>]<text:line-break/><text:line-break/></text:span><text:span text:style-name="T234"># bb_detail.html</text:span><text:span text:style-name="T256"><text:line-break/>&lt;p&gt;Рубрика: </text:span><text:span text:style-name="T65">{{ bb.rubric.name }}&lt;</text:span><text:span text:style-name="T256">/p&gt;<text:line-break/>&lt;h2&gt;{{ bb.title }}&lt;/h2&gt;<text:line-break/></text:span><text:soft-page-break/><text:span text:style-name="T256">&lt;p&gt;{{ bb.content }}&lt;/p&gt;<text:line-break/>&lt;p&gt;Цена: </text:span><text:span text:style-name="T65">{{ bb.price }}&lt;</text:span><text:span text:style-name="T256">/p&gt;</text:span></text:p>
      <text:p text:style-name="P148"/>
      <text:p text:style-name="P148"/>
      <text:p text:style-name="P138">UpdateView</text:p>
      <text:p text:style-name="P150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9"/>
      <text:p text:style-name="P153"># views.py</text:p>
      <text:p text:style-name="P151"><text:span text:style-name="T180">from </text:span>django.views.generic.edit <text:span text:style-name="T180">import</text:span> UpdateView</text:p>
      <text:p text:style-name="P145"><text:span text:style-name="T190">class </text:span><text:span text:style-name="T67">BbUpdateView</text:span><text:span text:style-name="T199">(UpdateView):</text:span><text:span text:style-name="T199"><text:line-break/></text:span><text:span text:style-name="T199"> <text:s text:c="3"/></text:span><text:span text:style-name="T237"># Задает модель</text:span><text:span text:style-name="T199"><text:line-break/></text:span><text:span text:style-name="T239"> <text:s text:c="3"/></text:span><text:span text:style-name="T199">model = Bb</text:span><text:span text:style-name="T199"><text:line-break/><text:line-break/></text:span><text:span text:style-name="T199"> <text:s text:c="3"/></text:span><text:span text:style-name="T237"># Атрибут, указывает последовательность имен полей модели, который должны</text:span><text:span text:style-name="T201"><text:line-break/></text:span><text:span text:style-name="T237"> <text:s text:c="3"/># присутствовать в форме. Можно указать либо модель и список ее полей</text:span><text:span text:style-name="T201"><text:line-break/></text:span><text:span text:style-name="T237"> <text:s text:c="3"/># в атрибутах model и fields, либо непостедственно класс формы</text:span><text:span text:style-name="T201"><text:line-break/></text:span><text:span text:style-name="T237"> <text:s text:c="3"/># в атрибуте form_class, но никак не одновременно и то, и другое.</text:span><text:span text:style-name="T201"><text:line-break/></text:span><text:span text:style-name="T237"> <text:s text:c="3"/># Если указан атрибут model, то обязательно слудует задать также и</text:span><text:span text:style-name="T201"><text:line-break/></text:span><text:span text:style-name="T237"> <text:s text:c="3"/># атрибут fields.</text:span><text:span text:style-name="T199"><text:line-break/></text:span><text:span text:style-name="T239"> <text:s text:c="3"/></text:span><text:span text:style-name="T199">fields = (</text:span><text:span text:style-name="T96">'title'</text:span><text:span text:style-name="T199">, </text:span><text:span text:style-name="T96">'content'</text:span><text:span text:style-name="T199">, </text:span><text:span text:style-name="T96">'price'</text:span><text:span text:style-name="T199">, </text:span><text:span text:style-name="T96">'kind'</text:span><text:span text:style-name="T199">, </text:span><text:span text:style-name="T96">'rubric'</text:span><text:span text:style-name="T199">)</text:span><text:span text:style-name="T199"><text:line-break/><text:line-break/></text:span><text:span text:style-name="T199"> <text:s text:c="3"/></text:span><text:span text:style-name="T237"># </text:span><text:span text:style-name="T238">П</text:span><text:span text:style-name="T237">уть к файлу шаблона, создающего страницу с формой;</text:span><text:span text:style-name="T201"><text:line-break/></text:span><text:span text:style-name="T237"> <text:s text:c="3"/># По умолчанию к названии модели добавляется суффикс '_form',</text:span><text:span text:style-name="T201"><text:line-break/></text:span><text:span text:style-name="T237"> <text:s text:c="3"/># В данном случает будет 'bb_form'.</text:span><text:span text:style-name="T199"><text:line-break/></text:span><text:span text:style-name="T239"> <text:s text:c="3"/></text:span><text:span text:style-name="T199">template_name = </text:span><text:span text:style-name="T96">'bboard/bb_update.html'</text:span><text:span text:style-name="T199"><text:line-break/> <text:s text:c="3"/><text:line-break/></text:span><text:span text:style-name="T97"> <text:s text:c="2"/></text:span><text:span text:style-name="T240"># интернет-адрес для перенаправления после успешного сохранения данных;</text:span><text:span text:style-name="T260"><text:line-break/> <text:s text:c="3"/></text:span><text:span text:style-name="T202">success_url = </text:span><text:span text:style-name="T98">'/'</text:span><text:span text:style-name="T260"><text:line-break/><text:line-break/> </text:span><text:span text:style-name="T261"><text:s text:c="3"/></text:span><text:span text:style-name="T240"># Задает имя поля модели, в котором хранится слаг (по умолчанию: 'slug')</text:span><text:span text:style-name="T260"><text:line-break/> <text:s text:c="3"/></text:span><text:span text:style-name="T202">slug_field = </text:span><text:span text:style-name="T98">'slug'</text:span><text:span text:style-name="T260"><text:line-break/><text:line-break/></text:span><text:span text:style-name="T261"> <text:s text:c="3"/></text:span><text:span text:style-name="T240"># Задает имя URL-параметра, через который контроллер-класс получит</text:span><text:span text:style-name="T262"><text:line-break/> <text:s text:c="3"/></text:span><text:span text:style-name="T240"># слаг (по умолчанию: 'slug')</text:span><text:span text:style-name="T260"><text:line-break/> <text:s text:c="3"/></text:span><text:span text:style-name="T202">slug_url_kwarg = </text:span><text:span text:style-name="T98">'slug'</text:span><text:span text:style-name="T260"><text:line-break/><text:line-break/></text:span><text:span text:style-name="T261"> <text:s text:c="3"/></text:span><text:span text:style-name="T240"># Задает июя URL-параметра, через который контроллер-класс получит</text:span><text:span text:style-name="T262"><text:line-break/> <text:s text:c="2"/></text:span><text:span text:style-name="T240"># ключ записи (по умолчанию: 'pl')</text:span><text:span text:style-name="T260"><text:line-break/> <text:s text:c="3"/></text:span><text:span text:style-name="T202">pk_url_kwarg = </text:span><text:span text:style-name="T98">'pk'</text:span></text:p>
      <text:p text:style-name="P150"><text:span text:style-name="T217"/></text:p>
      <text:p text:style-name="P150"><text:span text:style-name="T217"/></text:p>
      <text:p text:style-name="P143"><text:span text:style-name="T254">DeleteView</text:span></text:p>
      <text:p text:style-name="P146"><text:span text:style-name="T204">Ищет запись по полученным из URL-парметра ключу или слагу, выводит страницу </text:span><text:span text:style-name="T205">подтверждения, включающую в себя форму с кнопкой удаления, и удаляет запись.</text:span></text:p>
      <text:p text:style-name="P137"/>
      <text:p text:style-name="P154"># views.py</text:p>
      <text:p text:style-name="P154"><text:span text:style-name="T180">class </text:span><text:span text:style-name="T8">BbDeleteView</text:span><text:span text:style-name="T207">(DeleteView):</text:span><text:line-break/><text:span text:style-name="T207"> <text:s text:c="3"/></text:span># Задает модель<text:line-break/><text:span text:style-name="T253"> <text:s text:c="3"/></text:span><text:span text:style-name="T207">model = Bb</text:span><text:line-break/><text:line-break/><text:span text:style-name="T207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53"> <text:s text:c="3"/></text:span><text:span text:style-name="T207">template_name = </text:span><text:span text:style-name="T92">'bboard/bb_delete.html'</text:span><text:line-break/><text:line-break/><text:span text:style-name="T92"> <text:s text:c="3"/></text:span># интернет-адрес для перенаправления после удаления;<text:line-break/><text:span text:style-name="T253"> <text:s text:c="3"/></text:span><text:span text:style-name="T207">success_url = reverse_lazy(</text:span><text:span text:style-name="T92">'bb_list_url'</text:span><text:span text:style-name="T207">)</text:span><text:line-break/><text:line-break/><text:span text:style-name="T207"> <text:s text:c="3"/></text:span># Задает имя поля модели, в котором хранится слаг (по умолчанию: 'slug')<text:line-break/><text:soft-page-break/><text:span text:style-name="T253"> <text:s text:c="3"/></text:span><text:span text:style-name="T207">slug_field = </text:span><text:span text:style-name="T92">'slug'</text:span><text:line-break/><text:line-break/><text:span text:style-name="T92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53"> <text:s text:c="3"/></text:span><text:span text:style-name="T207">slug_url_kwarg = </text:span><text:span text:style-name="T92">'slug'</text:span><text:line-break/><text:line-break/><text:span text:style-name="T92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53"> <text:s text:c="3"/></text:span><text:span text:style-name="T207">pk_url_kwarg = </text:span><text:span text:style-name="T92">'pk'</text:span></text:p>
      <text:p text:style-name="P156"/>
      <text:p text:style-name="P1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30T14:00:10.668205151</dc:date>
    <meta:editing-cycles>114</meta:editing-cycles>
    <meta:editing-duration>PT10H21M59S</meta:editing-duration>
    <meta:document-statistic meta:table-count="3" meta:image-count="7" meta:object-count="0" meta:page-count="30" meta:paragraph-count="393" meta:word-count="4536" meta:character-count="39806" meta:non-whitespace-character-count="33749"/>
    <meta:template xlink:type="simple" xlink:actuate="onRequest" xlink:title="" xlink:href="Normal.dotm"/>
  </office:meta>
</office:document-meta>
</file>